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1" style:num-suffix=".">
        <style:list-level-properties text:space-before="0.25in" text:min-label-width="0.25in"/>
      </text:list-level-style-number>
    </text:list-style>
    <text:list-style style:name="L56">
      <text:list-level-style-number text:level="1" text:style-name="Numbering_20_Symbols" style:num-format="1" text:start-value="1" style:num-suffix=".">
        <style:list-level-properties text:space-before="0.25in" text:min-label-width="0.25in"/>
      </text:list-level-style-number>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number text:level="1" text:style-name="Numbering_20_Symbols" style:num-format="1" text:start-value="1" style:num-suffix=".">
        <style:list-level-properties text:space-before="0.25in" text:min-label-width="0.25in"/>
      </text:list-level-style-number>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number text:level="1" text:style-name="Numbering_20_Symbols" style:num-format="1" text:start-value="1" style:num-suffix=".">
        <style:list-level-properties text:space-before="0.25in" text:min-label-width="0.25in"/>
      </text:list-level-style-number>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number text:level="1" text:style-name="Numbering_20_Symbols" style:num-format="1" text:start-value="1" style:num-suffix=".">
        <style:list-level-properties text:space-before="0.25in" text:min-label-width="0.25in"/>
      </text:list-level-style-number>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number text:level="1" text:style-name="Numbering_20_Symbols" style:num-format="1" text:start-value="1" style:num-suffix=".">
        <style:list-level-properties text:space-before="0.25in" text:min-label-width="0.25in"/>
      </text:list-level-style-number>
    </text:list-style>
    <text:list-style style:name="L85">
      <text:list-level-style-number text:level="1" text:style-name="Numbering_20_Symbols" style:num-format="1" text:start-value="1" style:num-suffix=".">
        <style:list-level-properties text:space-before="0.25in" text:min-label-width="0.25in"/>
      </text:list-level-style-number>
    </text:list-style>
    <text:list-style style:name="L86">
      <text:list-level-style-number text:level="1" text:style-name="Numbering_20_Symbols" style:num-format="1" text:start-value="1" style:num-suffix=".">
        <style:list-level-properties text:space-before="0.25in" text:min-label-width="0.25in"/>
      </text:list-level-style-number>
    </text:list-style>
    <text:list-style style:name="L87">
      <text:list-level-style-number text:level="1" text:style-name="Numbering_20_Symbols" style:num-format="1" text:start-value="1" style:num-suffix=".">
        <style:list-level-properties text:space-before="0.25in" text:min-label-width="0.25in"/>
      </text:list-level-style-number>
    </text:list-style>
    <text:list-style style:name="L88">
      <text:list-level-style-number text:level="1" text:style-name="Numbering_20_Symbols" style:num-format="1" text:start-value="1" style:num-suffix=".">
        <style:list-level-properties text:space-before="0.25in" text:min-label-width="0.25in"/>
      </text:list-level-style-number>
    </text:list-style>
    <text:list-style style:name="L89">
      <text:list-level-style-number text:level="1" text:style-name="Numbering_20_Symbols" style:num-format="1" text:start-value="1" style:num-suffix=".">
        <style:list-level-properties text:space-before="0.25in" text:min-label-width="0.25in"/>
      </text:list-level-style-number>
    </text:list-style>
    <text:list-style style:name="L90">
      <text:list-level-style-number text:level="1" text:style-name="Numbering_20_Symbols" style:num-format="1" text:start-value="1" style:num-suffix=".">
        <style:list-level-properties text:space-before="0.25in" text:min-label-width="0.25in"/>
      </text:list-level-style-number>
    </text:list-style>
    <text:list-style style:name="L91">
      <text:list-level-style-number text:level="1" text:style-name="Numbering_20_Symbols" style:num-format="1" text:start-value="1" style:num-suffix=".">
        <style:list-level-properties text:space-before="0.25in" text:min-label-width="0.25in"/>
      </text:list-level-style-number>
    </text:list-style>
    <text:list-style style:name="L92">
      <text:list-level-style-number text:level="1" text:style-name="Numbering_20_Symbols" style:num-format="1" text:start-value="1" style:num-suffix=".">
        <style:list-level-properties text:space-before="0.25in" text:min-label-width="0.25in"/>
      </text:list-level-style-number>
    </text:list-style>
    <text:list-style style:name="L93">
      <text:list-level-style-number text:level="1" text:style-name="Numbering_20_Symbols" style:num-format="1" text:start-value="1" style:num-suffix=".">
        <style:list-level-properties text:space-before="0.25in" text:min-label-width="0.25in"/>
      </text:list-level-style-number>
    </text:list-style>
    <text:list-style style:name="L94">
      <text:list-level-style-number text:level="1" text:style-name="Numbering_20_Symbols" style:num-format="1" text:start-value="1" style:num-suffix=".">
        <style:list-level-properties text:space-before="0.25in" text:min-label-width="0.25in"/>
      </text:list-level-style-number>
    </text:list-style>
    <text:list-style style:name="L95">
      <text:list-level-style-number text:level="1" text:style-name="Numbering_20_Symbols" style:num-format="1" text:start-value="1" style:num-suffix=".">
        <style:list-level-properties text:space-before="0.25in" text:min-label-width="0.25in"/>
      </text:list-level-style-number>
    </text:list-style>
    <text:list-style style:name="L96">
      <text:list-level-style-number text:level="1" text:style-name="Numbering_20_Symbols" style:num-format="1" text:start-value="1" style:num-suffix=".">
        <style:list-level-properties text:space-before="0.25in" text:min-label-width="0.25in"/>
      </text:list-level-style-number>
    </text:list-style>
    <text:list-style style:name="L97">
      <text:list-level-style-number text:level="1" text:style-name="Numbering_20_Symbols" style:num-format="1" text:start-value="1" style:num-suffix=".">
        <style:list-level-properties text:space-before="0.25in" text:min-label-width="0.25in"/>
      </text:list-level-style-number>
    </text:list-style>
    <text:list-style style:name="L98">
      <text:list-level-style-number text:level="1" text:style-name="Numbering_20_Symbols" style:num-format="1" text:start-value="1" style:num-suffix=".">
        <style:list-level-properties text:space-before="0.25in" text:min-label-width="0.25in"/>
      </text:list-level-style-number>
    </text:list-style>
    <text:list-style style:name="L99">
      <text:list-level-style-number text:level="1" text:style-name="Numbering_20_Symbols" style:num-format="1" text:start-value="1" style:num-suffix=".">
        <style:list-level-properties text:space-before="0.25in" text:min-label-width="0.25in"/>
      </text:list-level-style-number>
    </text:list-style>
    <text:list-style style:name="L100">
      <text:list-level-style-number text:level="1" text:style-name="Numbering_20_Symbols" style:num-format="1" text:start-value="1" style:num-suffix=".">
        <style:list-level-properties text:space-before="0.25in" text:min-label-width="0.25in"/>
      </text:list-level-style-number>
    </text:list-style>
    <text:list-style style:name="L101">
      <text:list-level-style-number text:level="1" text:style-name="Numbering_20_Symbols" style:num-format="1" text:start-value="1" style:num-suffix=".">
        <style:list-level-properties text:space-before="0.25in" text:min-label-width="0.25in"/>
      </text:list-level-style-number>
    </text:list-style>
    <text:list-style style:name="L102">
      <text:list-level-style-number text:level="1" text:style-name="Numbering_20_Symbols" style:num-format="1" text:start-value="1" style:num-suffix=".">
        <style:list-level-properties text:space-before="0.25in" text:min-label-width="0.25in"/>
      </text:list-level-style-number>
    </text:list-style>
    <text:list-style style:name="L103">
      <text:list-level-style-number text:level="1" text:style-name="Numbering_20_Symbols" style:num-format="1" text:start-value="1" style:num-suffix=".">
        <style:list-level-properties text:space-before="0.25in" text:min-label-width="0.25in"/>
      </text:list-level-style-number>
    </text:list-style>
    <text:list-style style:name="L104">
      <text:list-level-style-number text:level="1" text:style-name="Numbering_20_Symbols" style:num-format="1" text:start-value="1" style:num-suffix=".">
        <style:list-level-properties text:space-before="0.25in" text:min-label-width="0.25in"/>
      </text:list-level-style-number>
    </text:list-style>
    <text:list-style style:name="L105">
      <text:list-level-style-number text:level="1" text:style-name="Numbering_20_Symbols" style:num-format="1" text:start-value="1" style:num-suffix=".">
        <style:list-level-properties text:space-before="0.25in" text:min-label-width="0.25in"/>
      </text:list-level-style-number>
    </text:list-style>
    <text:list-style style:name="L1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7">
      <text:list-level-style-number text:level="1" text:style-name="Numbering_20_Symbols" style:num-format="1" text:start-value="1" style:num-suffix=".">
        <style:list-level-properties text:space-before="0.25in" text:min-label-width="0.25in"/>
      </text:list-level-style-number>
    </text:list-style>
    <text:list-style style:name="L1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9">
      <text:list-level-style-number text:level="1" text:style-name="Numbering_20_Symbols" style:num-format="1" text:start-value="1" style:num-suffix=".">
        <style:list-level-properties text:space-before="0.25in" text:min-label-width="0.25in"/>
      </text:list-level-style-number>
    </text:list-style>
    <text:list-style style:name="L110">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Quotations">
      <style:paragraph-properties fo:margin-left="0.5in" fo:margin-right="0in" fo:text-indent="0in" style:auto-text-indent="false"/>
    </style:style>
    <style:style style:name="P56" style:family="paragraph" style:parent-style-name="Text_20_body" style:list-style-name="L55">
      <style:paragraph-properties fo:margin-top="0in" fo:margin-bottom="0in"/>
    </style:style>
    <style:style style:name="P57" style:family="paragraph" style:parent-style-name="Text_20_body" style:list-style-name="L56">
      <style:paragraph-properties fo:margin-top="0in" fo:margin-bottom="0in"/>
    </style:style>
    <style:style style:name="P58" style:family="paragraph" style:parent-style-name="Text_20_body" style:list-style-name="L57">
      <style:paragraph-properties fo:margin-top="0in" fo:margin-bottom="0in"/>
    </style:style>
    <style:style style:name="P59" style:family="paragraph" style:parent-style-name="Text_20_body" style:list-style-name="L58">
      <style:paragraph-properties fo:margin-top="0in" fo:margin-bottom="0in"/>
    </style:style>
    <style:style style:name="P60" style:family="paragraph" style:parent-style-name="Text_20_body" style:list-style-name="L59">
      <style:paragraph-properties fo:margin-top="0in" fo:margin-bottom="0in"/>
    </style:style>
    <style:style style:name="P61" style:family="paragraph" style:parent-style-name="Text_20_body" style:list-style-name="L60">
      <style:paragraph-properties fo:margin-top="0in" fo:margin-bottom="0in"/>
    </style:style>
    <style:style style:name="P62" style:family="paragraph" style:parent-style-name="Text_20_body" style:list-style-name="L61">
      <style:paragraph-properties fo:margin-top="0in" fo:margin-bottom="0in"/>
    </style:style>
    <style:style style:name="P63" style:family="paragraph" style:parent-style-name="Text_20_body" style:list-style-name="L62">
    </style:style>
    <style:style style:name="P64" style:family="paragraph" style:parent-style-name="Text_20_body" style:list-style-name="L63">
      <style:paragraph-properties fo:margin-top="0in" fo:margin-bottom="0in"/>
    </style:style>
    <style:style style:name="P65" style:family="paragraph" style:parent-style-name="Text_20_body" style:list-style-name="L64">
      <style:paragraph-properties fo:margin-top="0in" fo:margin-bottom="0in"/>
    </style:style>
    <style:style style:name="P66" style:family="paragraph" style:parent-style-name="Text_20_body" style:list-style-name="L65">
      <style:paragraph-properties fo:margin-top="0in" fo:margin-bottom="0in"/>
    </style:style>
    <style:style style:name="P67" style:family="paragraph" style:parent-style-name="Text_20_body" style:list-style-name="L66">
      <style:paragraph-properties fo:margin-top="0in" fo:margin-bottom="0in"/>
    </style:style>
    <style:style style:name="P68" style:family="paragraph" style:parent-style-name="Text_20_body" style:list-style-name="L67">
      <style:paragraph-properties fo:margin-top="0in" fo:margin-bottom="0in"/>
    </style:style>
    <style:style style:name="P69" style:family="paragraph" style:parent-style-name="Text_20_body" style:list-style-name="L68">
      <style:paragraph-properties fo:margin-top="0in" fo:margin-bottom="0in"/>
    </style:style>
    <style:style style:name="P70" style:family="paragraph" style:parent-style-name="Text_20_body" style:list-style-name="L69">
      <style:paragraph-properties fo:margin-top="0in" fo:margin-bottom="0in"/>
    </style:style>
    <style:style style:name="P71" style:family="paragraph" style:parent-style-name="Text_20_body" style:list-style-name="L70">
      <style:paragraph-properties fo:margin-top="0in" fo:margin-bottom="0in"/>
    </style:style>
    <style:style style:name="P72" style:family="paragraph" style:parent-style-name="Text_20_body" style:list-style-name="L71">
      <style:paragraph-properties fo:margin-top="0in" fo:margin-bottom="0in"/>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style>
    <style:style style:name="P77" style:family="paragraph" style:parent-style-name="Text_20_body" style:list-style-name="L76">
      <style:paragraph-properties fo:margin-top="0in" fo:margin-bottom="0in"/>
    </style:style>
    <style:style style:name="P78" style:family="paragraph" style:parent-style-name="Text_20_body" style:list-style-name="L77">
    </style:style>
    <style:style style:name="P79" style:family="paragraph" style:parent-style-name="Text_20_body" style:list-style-name="L78">
    </style:style>
    <style:style style:name="P80" style:family="paragraph" style:parent-style-name="Text_20_body" style:list-style-name="L79">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F"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4.E" style:family="table-column"/>
    <style:style style:name="Table14.F"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6.F"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7.F" style:family="table-column"/>
    <style:style style:name="Table17.G"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D" style:family="table-column"/>
    <style:style style:name="Table22.E" style:family="table-column"/>
    <style:style style:name="Table22.F"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C"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C"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C" style:family="table-column"/>
    <style:style style:name="Table26.D" style:family="table-column"/>
    <style:style style:name="Table26.E" style:family="table-column"/>
    <style:style style:name="Table26.F" style:family="table-column"/>
    <style:style style:name="Table26.A1" style:family="table-cell">
      <style:table-cell-properties fo:border="none"/>
    </style:style>
    <style:style style:name="Table27" style:family="table">
      <style:table-properties table:align="center"/>
    </style:style>
    <style:style style:name="Table27.A" style:family="table-column"/>
    <style:style style:name="Table27.B" style:family="table-column"/>
    <style:style style:name="Table27.C" style:family="table-column"/>
    <style:style style:name="Table27.D" style:family="table-column"/>
    <style:style style:name="Table27.E" style:family="table-column"/>
    <style:style style:name="Table27.F" style:family="table-column"/>
    <style:style style:name="Table27.A1" style:family="table-cell">
      <style:table-cell-properties fo:border="none"/>
    </style:style>
    <style:style style:name="Table28" style:family="table">
      <style:table-properties table:align="center"/>
    </style:style>
    <style:style style:name="Table28.A" style:family="table-column"/>
    <style:style style:name="Table28.B" style:family="table-column"/>
    <style:style style:name="Table28.C" style:family="table-column"/>
    <style:style style:name="Table28.D" style:family="table-column"/>
    <style:style style:name="Table28.E" style:family="table-column"/>
    <style:style style:name="Table28.F" style:family="table-column"/>
    <style:style style:name="Table28.A1" style:family="table-cell">
      <style:table-cell-properties fo:border="none"/>
    </style:style>
    <style:style style:name="Table29" style:family="table">
      <style:table-properties table:align="center"/>
    </style:style>
    <style:style style:name="Table29.A" style:family="table-column"/>
    <style:style style:name="Table29.B" style:family="table-column"/>
    <style:style style:name="Table29.C" style:family="table-column"/>
    <style:style style:name="Table29.D" style:family="table-column"/>
    <style:style style:name="Table29.E" style:family="table-column"/>
    <style:style style:name="Table29.F" style:family="table-column"/>
    <style:style style:name="Table29.A1" style:family="table-cell">
      <style:table-cell-properties fo:border="none"/>
    </style:style>
    <style:style style:name="Table30" style:family="table">
      <style:table-properties table:align="center"/>
    </style:style>
    <style:style style:name="Table30.A" style:family="table-column"/>
    <style:style style:name="Table30.B" style:family="table-column"/>
    <style:style style:name="Table30.C" style:family="table-column"/>
    <style:style style:name="Table30.D" style:family="table-column"/>
    <style:style style:name="Table30.E" style:family="table-column"/>
    <style:style style:name="Table30.F" style:family="table-column"/>
    <style:style style:name="Table30.A1" style:family="table-cell">
      <style:table-cell-properties fo:border="none"/>
    </style:style>
    <style:style style:name="Table31" style:family="table">
      <style:table-properties table:align="center"/>
    </style:style>
    <style:style style:name="Table31.A" style:family="table-column"/>
    <style:style style:name="Table31.B" style:family="table-column"/>
    <style:style style:name="Table31.C" style:family="table-column"/>
    <style:style style:name="Table31.D" style:family="table-column"/>
    <style:style style:name="Table31.E" style:family="table-column"/>
    <style:style style:name="Table31.F" style:family="table-column"/>
    <style:style style:name="Table31.A1" style:family="table-cell">
      <style:table-cell-properties fo:border="none"/>
    </style:style>
    <style:style style:name="Table32" style:family="table">
      <style:table-properties table:align="center"/>
    </style:style>
    <style:style style:name="Table32.A" style:family="table-column"/>
    <style:style style:name="Table32.B" style:family="table-column"/>
    <style:style style:name="Table32.C" style:family="table-column"/>
    <style:style style:name="Table32.D" style:family="table-column"/>
    <style:style style:name="Table32.E" style:family="table-column"/>
    <style:style style:name="Table32.F" style:family="table-column"/>
    <style:style style:name="Table32.A1" style:family="table-cell">
      <style:table-cell-properties fo:border="none"/>
    </style:style>
    <style:style style:name="Table33" style:family="table">
      <style:table-properties table:align="center"/>
    </style:style>
    <style:style style:name="Table33.A" style:family="table-column"/>
    <style:style style:name="Table33.B" style:family="table-column"/>
    <style:style style:name="Table33.C" style:family="table-column"/>
    <style:style style:name="Table33.D" style:family="table-column"/>
    <style:style style:name="Table33.A1" style:family="table-cell">
      <style:table-cell-properties fo:border="none"/>
    </style:style>
  </office:automatic-styles>
  <office:body>
    <office:text>
      <text:h text:style-name="Title">Social Distinctions in Contemporary Russia</text:h>
      <text:p text:style-name="Author">Russian academy of sciences institute of sociology &amp; Aleksanteri institute</text:p>
      <text:p text:style-name="Date">2015, Moscow</text:p>
      <text:p text:style-name="Horizontal_20_Line"/>
      <text:p text:style-name="Horizontal_20_Line"/>
      <text:p text:style-name="First_20_paragraph"><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p text:style-name="Horizontal_20_Line"/>
      <text:p text:style-name="Horizontal_20_Line"/>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Horizontal_20_Line"/>
        </text:list-item>
        <text:list-item>
          <text:p text:style-name="Horizontal_20_Line"/>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text:p>
        </text:list-item>
        <text:list-item>
          <text:p text:style-name="P4">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 What was his or her occupation’s branch of economy?</text:h>
      <text:list text:style-name="L5">
        <text:list-item>
          <text:p text:style-name="P5">Extraction industry , for instance coal mining or oil extraction</text:p>
        </text:list-item>
        <text:list-item>
          <text:p text:style-name="P5">Processing industry, for instance machine building</text:p>
        </text:list-item>
        <text:list-item>
          <text:p text:style-name="P5">Power production, for instance power station</text:p>
        </text:list-item>
        <text:list-item>
          <text:p text:style-name="P5">Transportation for instance railway or air carrier</text:p>
        </text:list-item>
        <text:list-item>
          <text:p text:style-name="P5">Communication, for instance post office, or telephone station</text:p>
        </text:list-item>
        <text:list-item>
          <text:p text:style-name="P5">Construction</text:p>
        </text:list-item>
        <text:list-item>
          <text:p text:style-name="P5">Agriculture, for instance a kolhoz or an agricultural cooperative</text:p>
        </text:list-item>
        <text:list-item>
          <text:p text:style-name="P5">Forestry, for instance forest industrial enterprise</text:p>
        </text:list-item>
        <text:list-item>
          <text:p text:style-name="P5">Finances, credit or insurance, for instance banking</text:p>
        </text:list-item>
        <text:list-item>
          <text:p text:style-name="P5">Trade including wholesale or retail</text:p>
        </text:list-item>
        <text:list-item>
          <text:p text:style-name="P5">Services, for instance laundery, repairs</text:p>
        </text:list-item>
        <text:list-item>
          <text:p text:style-name="P5">Communal services, for instance lLocal service office</text:p>
        </text:list-item>
        <text:list-item>
          <text:p text:style-name="P5">Education, for instance a school or an institute</text:p>
        </text:list-item>
        <text:list-item>
          <text:p text:style-name="P5">Health care, for instance a clinic or a hospital</text:p>
        </text:list-item>
        <text:list-item>
          <text:p text:style-name="P5">Science or scientific logistics, for instance a scientific institute</text:p>
        </text:list-item>
        <text:list-item>
          <text:p text:style-name="P5">Culture or leisure provision, for instance a library or a movie house</text:p>
        </text:list-item>
        <text:list-item>
          <text:p text:style-name="P5">Mass media, for instance a newspapaer or a radio</text:p>
        </text:list-item>
        <text:list-item>
          <text:p text:style-name="P5">IT communications and IT- industry</text:p>
        </text:list-item>
        <text:list-item>
          <text:p text:style-name="P5">State or municipal offices</text:p>
        </text:list-item>
        <text:list-item>
          <text:p text:style-name="P5">State on the regional level and state. What kind of public sector organization we are working on.</text:p>
        </text:list-item>
        <text:list-item>
          <text:p text:style-name="P5">Public organization, for instance trade unions</text:p>
        </text:list-item>
        <text:list-item>
          <text:p text:style-name="P5">Army<text:line-break/></text:p>
        </text:list-item>
        <text:list-item>
          <text:p text:style-name="P5">law enforcement bodies (police)</text:p>
        </text:list-item>
        <text:list-item>
          <text:p text:style-name="P5">judicial system.</text:p>
        </text:list-item>
        <text:list-item>
          <text:p text:style-name="P5">other</text:p>
        </text:list-item>
      </text:list>
      <text:h text:style-name="Heading_20_2" text:outline-level="2">What is your educational level?</text:h>
      <text:list text:style-name="L6">
        <text:list-item>
          <text:p text:style-name="P6">Primary, less than 8 grades</text:p>
        </text:list-item>
        <text:list-item>
          <text:p text:style-name="P6">Unfinished secondary</text:p>
        </text:list-item>
        <text:list-item>
          <text:p text:style-name="P6">General secondary</text:p>
        </text:list-item>
        <text:list-item>
          <text:p text:style-name="P6">Secondary special (vocational school)</text:p>
        </text:list-item>
        <text:list-item>
          <text:p text:style-name="P6">Secondary technical (technicum)</text:p>
        </text:list-item>
        <text:list-item>
          <text:p text:style-name="P6">Unfinished higher (no less than 3 years of university or institute)</text:p>
        </text:list-item>
        <text:list-item>
          <text:p text:style-name="P6">Higher</text:p>
        </text:list-item>
        <text:list-item>
          <text:p text:style-name="P6">Higher scientific (graduate course)</text:p>
        </text:list-item>
        <text:list-item>
          <text:p text:style-name="P6">Scientific degree</text:p>
        </text:list-item>
      </text:list>
      <text:p text:style-name="First_20_paragraph">[Interviewer! do not read the last two questions]</text:p>
      <text:h text:style-name="Heading_20_2" text:outline-level="2">Let us be more specific. Please tell me how many years did you study at the following institutions?</text:h>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fa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was/is your mothers’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h text:style-name="Heading_20_1" text:outline-level="1">Employment</text:h>
      <text:h text:style-name="Heading_20_2" text:outline-level="2">What was your first job? What was occupation and position on your workplace?</text:h>
      <text:list text:style-name="L10">
        <text:list-item>
          <text:p text:style-name="Horizontal_20_Line"/>
        </text:list-item>
        <text:list-item>
          <text:p text:style-name="Horizontal_20_Line"/>
        </text:list-item>
        <text:list-item>
          <text:p text:style-name="Horizontal_20_Line"/>
        </text:list-item>
      </text:list>
      <text:h text:style-name="Heading_20_2" text:outline-level="2">In what branch of industry did you work then?</text:h>
      <text:list text:style-name="L11">
        <text:list-item>
          <text:p text:style-name="P11">Extracting industry, for instance coal or oil extracting industries</text:p>
        </text:list-item>
        <text:list-item>
          <text:p text:style-name="P11">Processing industries, for instance, machine building</text:p>
        </text:list-item>
        <text:list-item>
          <text:p text:style-name="P11">Power production, for instance, a power station 4.Transport, for instance railways or civil aviation..</text:p>
        </text:list-item>
        <text:list-item>
          <text:p text:style-name="P11">Communications, for instance, a telephone station</text:p>
        </text:list-item>
        <text:list-item>
          <text:p text:style-name="P11">Construction</text:p>
        </text:list-item>
        <text:list-item>
          <text:p text:style-name="P11">Agriculture</text:p>
        </text:list-item>
        <text:list-item>
          <text:p text:style-name="P11">Forestry</text:p>
        </text:list-item>
        <text:list-item>
          <text:p text:style-name="P11">Finances, for instance, a bank or an insurance company</text:p>
        </text:list-item>
        <text:list-item>
          <text:p text:style-name="P11">Trade including retail and whole sale</text:p>
        </text:list-item>
        <text:list-item>
          <text:p text:style-name="P11">Services or catering, for instance, laundry, cleaning or repair services</text:p>
        </text:list-item>
        <text:list-item>
          <text:p text:style-name="P11">Communal or municipal services, for instance, street cleaning</text:p>
        </text:list-item>
        <text:list-item>
          <text:p text:style-name="P11">Education, for instance a school or a university</text:p>
        </text:list-item>
        <text:list-item>
          <text:p text:style-name="P11">Health care, for instance, a clinic or a hospital</text:p>
        </text:list-item>
        <text:list-item>
          <text:p text:style-name="P11">Science, research and development, for instance a research institute</text:p>
        </text:list-item>
        <text:list-item>
          <text:p text:style-name="P11">Leisure and entertainment, for instance a library or a movie house</text:p>
        </text:list-item>
        <text:list-item>
          <text:p text:style-name="P11">Mass media – papers, magazines, radio, TV</text:p>
        </text:list-item>
        <text:list-item>
          <text:p text:style-name="P11">State or municipal government</text:p>
        </text:list-item>
        <text:list-item>
          <text:p text:style-name="P11">Public organization, for instance, trade unions.</text:p>
        </text:list-item>
        <text:list-item>
          <text:p text:style-name="P11">Army</text:p>
        </text:list-item>
        <text:list-item>
          <text:p text:style-name="P11">Law enforcement</text:p>
        </text:list-item>
        <text:list-item>
          <text:p text:style-name="P11">IT, Computer technology</text:p>
        </text:list-item>
        <text:list-item>
          <text:p text:style-name="P11">Other.</text:p>
        </text:list-item>
      </text:list>
      <text:h text:style-name="Heading_20_2" text:outline-level="2">How did you find your first job?</text:h>
      <text:list text:style-name="L12">
        <text:list-item>
          <text:p text:style-name="P12">Read the company advertisement</text:p>
        </text:list-item>
        <text:list-item>
          <text:p text:style-name="P12">Read about it in the paper</text:p>
        </text:list-item>
        <text:list-item>
          <text:p text:style-name="P12">Through the Internet</text:p>
        </text:list-item>
        <text:list-item>
          <text:p text:style-name="P12">Friends and relatives helped me</text:p>
        </text:list-item>
        <text:list-item>
          <text:p text:style-name="P12">Through an employment agency</text:p>
        </text:list-item>
        <text:list-item>
          <text:p text:style-name="P12">My school distributed me to it</text:p>
        </text:list-item>
        <text:list-item>
          <text:p text:style-name="P12">My employer found me</text:p>
        </text:list-item>
        <text:list-item>
          <text:p text:style-name="P12">I myself created this workplace</text:p>
        </text:list-item>
        <text:list-item>
          <text:p text:style-name="P12">Randomly offered my services to possible employers</text:p>
        </text:list-item>
        <text:list-item>
          <text:p text:style-name="P12">Other</text:p>
        </text:list-item>
      </text:list>
      <text:h text:style-name="Heading_20_2" text:outline-level="2">Are you employed at present?</text:h>
      <text:list text:style-name="L13">
        <text:list-item>
          <text:p text:style-name="P13">Yes</text:p>
        </text:list-item>
        <text:list-item>
          <text:p text:style-name="P13">No</text:p>
        </text:list-item>
      </text:list>
      <text:h text:style-name="Heading_20_2" text:outline-level="2">Why are you not employed now?</text:h>
      <text:list text:style-name="L14">
        <text:list-item>
          <text:p text:style-name="P14">Retired because of age, or work duration [go to question XX]</text:p>
        </text:list-item>
        <text:list-item>
          <text:p text:style-name="P14">Retired because of invalid status [go to question XX]</text:p>
        </text:list-item>
        <text:list-item>
          <text:p text:style-name="P14">Maternity leave [go to question XX]</text:p>
        </text:list-item>
        <text:list-item>
          <text:p text:style-name="P14">Long leave without salary payments [go to question XX]</text:p>
        </text:list-item>
        <text:list-item>
          <text:p text:style-name="P14">Unemployed [go to question XX]</text:p>
        </text:list-item>
        <text:list-item>
          <text:p text:style-name="P14">Housewife [go to question XX]</text:p>
        </text:list-item>
        <text:list-item>
          <text:p text:style-name="P14">Student [go to question XX]</text:p>
        </text:list-item>
        <text:list-item>
          <text:p text:style-name="P14">Other reason [go to question XX]</text:p>
        </text:list-item>
      </text:list>
      <text:h text:style-name="Heading_20_2" text:outline-level="2">What is your way of employment? Do you work in an organization or are you self-employed?</text:h>
      <text:list text:style-name="L15">
        <text:list-item>
          <text:p text:style-name="P15">Work in an organization</text:p>
        </text:list-item>
        <text:list-item>
          <text:p text:style-name="P15">Self-employed</text:p>
        </text:list-item>
      </text:list>
      <text:h text:style-name="Heading_20_2" text:outline-level="2">is your main occupation at present? Characterize in a most detailed form your specialty and work position.</text:h>
      <text:list text:style-name="L16">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7">
        <text:list-item>
          <text:p text:style-name="P17">Extraction industry , for instance coal mining or oil extraction</text:p>
        </text:list-item>
        <text:list-item>
          <text:p text:style-name="P17">Processing industry, for instance machine building</text:p>
        </text:list-item>
        <text:list-item>
          <text:p text:style-name="P17">Power production, for instance power station</text:p>
        </text:list-item>
        <text:list-item>
          <text:p text:style-name="P17">Transportation for instance railway or air carrier</text:p>
        </text:list-item>
        <text:list-item>
          <text:p text:style-name="P17">Communication, for instance post office, or telephone station</text:p>
        </text:list-item>
        <text:list-item>
          <text:p text:style-name="P17">Construction</text:p>
        </text:list-item>
        <text:list-item>
          <text:p text:style-name="P17">Agriculture, for instance a kolhoz or an agricultural cooperative</text:p>
        </text:list-item>
        <text:list-item>
          <text:p text:style-name="P17">Forestry, for instance forest industrial enterprise</text:p>
        </text:list-item>
        <text:list-item>
          <text:p text:style-name="P17">Finances, credit or insurance, for instance banking</text:p>
        </text:list-item>
        <text:list-item>
          <text:p text:style-name="P17">Trade including wholesale or retail</text:p>
        </text:list-item>
        <text:list-item>
          <text:p text:style-name="P17">Services, for instance laundery, repairs</text:p>
        </text:list-item>
        <text:list-item>
          <text:p text:style-name="P17">Communal services, for instance lLocal service office</text:p>
        </text:list-item>
        <text:list-item>
          <text:p text:style-name="P17">Education, for instance a school or an institute</text:p>
        </text:list-item>
        <text:list-item>
          <text:p text:style-name="P17">Health care, for instance a clinic or a hospital</text:p>
        </text:list-item>
        <text:list-item>
          <text:p text:style-name="P17">Science or scientific logistics, for instance a scientific institute</text:p>
        </text:list-item>
        <text:list-item>
          <text:p text:style-name="P17">Culture or leisure provision, for instance a library or a movie house</text:p>
        </text:list-item>
        <text:list-item>
          <text:p text:style-name="P17">Mass media, for instance a newspapaer or a radio</text:p>
        </text:list-item>
        <text:list-item>
          <text:p text:style-name="P17">IT communications and it industry 19, State or municipal offices</text:p>
        </text:list-item>
        <text:list-item>
          <text:p text:style-name="P17">State on the regional level and state. What kind of public sector organization we are working on.</text:p>
        </text:list-item>
        <text:list-item>
          <text:p text:style-name="P17">Public organization, for instance trade unions</text:p>
        </text:list-item>
        <text:list-item>
          <text:p text:style-name="P17">Army or</text:p>
        </text:list-item>
        <text:list-item>
          <text:p text:style-name="P17">law enforcement</text:p>
        </text:list-item>
        <text:list-item>
          <text:p text:style-name="P17">judicial system.</text:p>
        </text:list-item>
        <text:list-item>
          <text:p text:style-name="P17">other</text:p>
        </text:list-item>
      </text:list>
      <text:h text:style-name="Heading_20_2" text:outline-level="2">How did you get this job?</text:h>
      <text:list text:style-name="L18">
        <text:list-item>
          <text:p text:style-name="P18">Appointed by the higher-ups</text:p>
        </text:list-item>
        <text:list-item>
          <text:p text:style-name="P18">Found through an employment agency</text:p>
        </text:list-item>
        <text:list-item>
          <text:p text:style-name="P18">Offered services to various organizations</text:p>
        </text:list-item>
        <text:list-item>
          <text:p text:style-name="P18">Relatives or friends helped me</text:p>
        </text:list-item>
        <text:list-item>
          <text:p text:style-name="P18">Employer found me</text:p>
        </text:list-item>
        <text:list-item>
          <text:p text:style-name="P18">Responded to an ad in a newspaper or a magazine</text:p>
        </text:list-item>
        <text:list-item>
          <text:p text:style-name="P18">Created the job myself</text:p>
        </text:list-item>
        <text:list-item>
          <text:p text:style-name="P18">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19">
        <text:list-item>
          <text:p text:style-name="P19">Permanently employed</text:p>
        </text:list-item>
        <text:list-item>
          <text:p text:style-name="P19">Working on a contract</text:p>
        </text:list-item>
        <text:list-item>
          <text:p text:style-name="P19">Oral agreement</text:p>
        </text:list-item>
        <text:list-item>
          <text:p text:style-name="P19">One time job</text:p>
        </text:list-item>
        <text:list-item>
          <text:p text:style-name="P19">not relevant</text:p>
        </text:list-item>
        <text:list-item>
          <text:p text:style-name="P19">Hard to say</text:p>
        </text:list-item>
      </text:list>
      <text:h text:style-name="Heading_20_2" text:outline-level="2">Now a few words about the organizations where you are currently working. What kind of organization is it? A state, public, private-individual or joint stock company?</text:h>
      <text:list text:style-name="L20">
        <text:list-item>
          <text:p text:style-name="P20">State</text:p>
        </text:list-item>
        <text:list-item>
          <text:p text:style-name="P20">Private</text:p>
        </text:list-item>
        <text:list-item>
          <text:p text:style-name="P20">Foreign company</text:p>
        </text:list-item>
        <text:list-item>
          <text:p text:style-name="P20">other</text:p>
        </text:list-item>
        <text:list-item>
          <text:p text:style-name="P20">not relevant</text:p>
        </text:list-item>
        <text:list-item>
          <text:p text:style-name="P20">Hard to say</text:p>
        </text:list-item>
      </text:list>
      <text:h text:style-name="Heading_20_2" text:outline-level="2">How many people does it employ including those who work all of its affiliations? If you cannot say exactly, just make a guess.</text:h>
      <text:list text:style-name="L21">
        <text:list-item>
          <text:p text:style-name="P21">employees</text:p>
        </text:list-item>
        <text:list-item>
          <text:p text:style-name="P21">hard to say</text:p>
        </text:list-item>
      </text:list>
      <text:h text:style-name="Heading_20_2" text:outline-level="2">Have you gotten any retraining?</text:h>
      <text:list text:style-name="L22">
        <text:list-item>
          <text:p text:style-name="Horizontal_20_Line"/>
        </text:list-item>
        <text:list-item>
          <text:p text:style-name="Horizontal_20_Line"/>
        </text:list-item>
        <text:list-item>
          <text:p text:style-name="Horizontal_20_Line"/>
        </text:list-item>
      </text:list>
      <text:h text:style-name="Heading_20_2" text:outline-level="2">What is the occupation of your spouse? Characterize her main job in as many details as possible Not necessary??</text:h>
      <text:list text:style-name="L23">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24">
        <text:list-item>
          <text:p text:style-name="P24">Extraction industry , for instance coal mining or oil extraction</text:p>
        </text:list-item>
        <text:list-item>
          <text:p text:style-name="P24">Processing industry, for instance machine building</text:p>
        </text:list-item>
        <text:list-item>
          <text:p text:style-name="P24">Power production, for instance power station</text:p>
        </text:list-item>
        <text:list-item>
          <text:p text:style-name="P24">Transportation for instance railway or air carrier</text:p>
        </text:list-item>
        <text:list-item>
          <text:p text:style-name="P24">Communication, for instance post office, or telephone station</text:p>
        </text:list-item>
        <text:list-item>
          <text:p text:style-name="P24">Construction</text:p>
        </text:list-item>
        <text:list-item>
          <text:p text:style-name="P24">Agriculture, for instance a kolhoz or an agricultural cooperative</text:p>
        </text:list-item>
        <text:list-item>
          <text:p text:style-name="P24">Forestry, for instance forest industrial enterprise</text:p>
        </text:list-item>
        <text:list-item>
          <text:p text:style-name="P24">Finances, credit or insurance, for instance banking</text:p>
        </text:list-item>
        <text:list-item>
          <text:p text:style-name="P24">Trade including wholesale or retail</text:p>
        </text:list-item>
        <text:list-item>
          <text:p text:style-name="P24">Services, for instance laundery, repairs</text:p>
        </text:list-item>
        <text:list-item>
          <text:p text:style-name="P24">Communal services, for instance lLocal service office</text:p>
        </text:list-item>
        <text:list-item>
          <text:p text:style-name="P24">Education, for instance a school or an institute</text:p>
        </text:list-item>
        <text:list-item>
          <text:p text:style-name="P24">Health care, for instance a clinic or a hospital</text:p>
        </text:list-item>
        <text:list-item>
          <text:p text:style-name="P24">Science or scientific logistics, for instance a scientific institute</text:p>
        </text:list-item>
        <text:list-item>
          <text:p text:style-name="P24">Culture or leisure provision, for instance a library or a movie house</text:p>
        </text:list-item>
        <text:list-item>
          <text:p text:style-name="P24">Mass media, for instance a newspapaer or a radio</text:p>
        </text:list-item>
        <text:list-item>
          <text:p text:style-name="P24">IT communications and it industry 19, State or municipal offices</text:p>
        </text:list-item>
        <text:list-item>
          <text:p text:style-name="P24">State on the regional level and state. What kind of public sector organization we are working on.</text:p>
        </text:list-item>
        <text:list-item>
          <text:p text:style-name="P24">Public organization, for instance trade unions</text:p>
        </text:list-item>
        <text:list-item>
          <text:p text:style-name="P24">Army or</text:p>
        </text:list-item>
        <text:list-item>
          <text:p text:style-name="P24">law enforcement</text:p>
        </text:list-item>
        <text:list-item>
          <text:p text:style-name="P24">judicial system.</text:p>
        </text:list-item>
        <text:list-item>
          <text:p text:style-name="P24">other</text:p>
        </text:list-item>
      </text:list>
      <text:h text:style-name="Heading_20_1" text:outline-level="1">Self-employment</text:h>
      <text:h text:style-name="Heading_20_2" text:outline-level="2">Why are you self-employed?</text:h>
      <text:list text:style-name="L25">
        <text:list-item>
          <text:p text:style-name="P25">Personal independence</text:p>
        </text:list-item>
        <text:list-item>
          <text:p text:style-name="P25">Freedom to choose time and place for work</text:p>
        </text:list-item>
        <text:list-item>
          <text:p text:style-name="P25">Chance to use my skills and abilities</text:p>
        </text:list-item>
        <text:list-item>
          <text:p text:style-name="P25">Better incomes</text:p>
        </text:list-item>
        <text:list-item>
          <text:p text:style-name="P25">Lack of alternative employment</text:p>
        </text:list-item>
        <text:list-item>
          <text:p text:style-name="P25">Good prospects for business</text:p>
        </text:list-item>
      </text:list>
      <text:h text:style-name="Heading_20_2" text:outline-level="2">How many persons work in Your enterprise, in addition to You?</text:h>
      <text:list text:style-name="L26">
        <text:list-item>
          <text:p text:style-name="P26">___ persons</text:p>
        </text:list-item>
      </text:list>
      <text:h text:style-name="Heading_20_2" text:outline-level="2">Do you have a second job? - Is this relevant when there is no continuation as to industry of the job or other features?.</text:h>
      <text:list text:style-name="L27">
        <text:list-item>
          <text:p text:style-name="P27">Yes</text:p>
        </text:list-item>
        <text:list-item>
          <text:p text:style-name="P27">No</text:p>
        </text:list-item>
      </text:list>
      <text:h text:style-name="Heading_20_2" text:outline-level="2">What is the branch of economy of your second job?</text:h>
      <text:list text:style-name="L28">
        <text:list-item>
          <text:p text:style-name="P28">Extraction industry , for instance coal mining or oil extraction</text:p>
        </text:list-item>
        <text:list-item>
          <text:p text:style-name="P28">Processing industry, for instance machine building</text:p>
        </text:list-item>
        <text:list-item>
          <text:p text:style-name="P28">Power production, for instance power station</text:p>
        </text:list-item>
        <text:list-item>
          <text:p text:style-name="P28">Transportation for instance railway or air carrier</text:p>
        </text:list-item>
        <text:list-item>
          <text:p text:style-name="P28">Communication, for instance post office, or telephone station</text:p>
        </text:list-item>
        <text:list-item>
          <text:p text:style-name="P28">Construction</text:p>
        </text:list-item>
        <text:list-item>
          <text:p text:style-name="P28">Agriculture, for instance a kolhoz or an agricultural cooperative 8.Forestry, for instance forest industrial enterprise</text:p>
        </text:list-item>
        <text:list-item>
          <text:p text:style-name="P28">Finances, credit or insurance, for instance banking</text:p>
        </text:list-item>
        <text:list-item>
          <text:p text:style-name="P28">Trade including wholesale or retail</text:p>
        </text:list-item>
        <text:list-item>
          <text:p text:style-name="P28">Services, for instance laundery, repairs</text:p>
        </text:list-item>
        <text:list-item>
          <text:p text:style-name="P28">Communal services, for instance lLocal service office</text:p>
        </text:list-item>
        <text:list-item>
          <text:p text:style-name="P28">Education, for instance a school or an institute</text:p>
        </text:list-item>
        <text:list-item>
          <text:p text:style-name="P28">Health care, for instance a clinic or a hospital</text:p>
        </text:list-item>
        <text:list-item>
          <text:p text:style-name="P28">Science or scientific logistics, for instance a scientific institute</text:p>
        </text:list-item>
        <text:list-item>
          <text:p text:style-name="P28">Culture or leisure provision, for instance a library or a movie house</text:p>
        </text:list-item>
        <text:list-item>
          <text:p text:style-name="P28">Mass media, for instance a newspapaer or a radio</text:p>
        </text:list-item>
        <text:list-item>
          <text:p text:style-name="P28">IT communications and it industry 19, State or municipal offices</text:p>
        </text:list-item>
        <text:list-item>
          <text:p text:style-name="P28">State on the regional level and state. What kind of public sector organization we are working on.</text:p>
        </text:list-item>
        <text:list-item>
          <text:p text:style-name="P28">Public organization, for instance trade unions</text:p>
        </text:list-item>
        <text:list-item>
          <text:p text:style-name="P28">Army or</text:p>
        </text:list-item>
        <text:list-item>
          <text:p text:style-name="P28">law enforcement</text:p>
        </text:list-item>
        <text:list-item>
          <text:p text:style-name="P28">judicial system.</text:p>
        </text:list-item>
        <text:list-item>
          <text:p text:style-name="P28">other</text:p>
        </text:list-item>
      </text:list>
      <text:h text:style-name="Heading_20_1" text:outline-level="1">Work autonomy</text:h>
      <text:h text:style-name="Heading_20_2" text:outline-level="2">Does your job allow you to independently decide what to do and how, implement your idea?</text:h>
      <text:list text:style-name="L29">
        <text:list-item>
          <text:p text:style-name="P29">Yes</text:p>
        </text:list-item>
        <text:list-item>
          <text:p text:style-name="P29">No</text:p>
        </text:list-item>
        <text:list-item>
          <text:p text:style-name="P29">hard to say</text:p>
        </text:list-item>
      </text:list>
      <text:h text:style-name="Heading_20_2" text:outline-level="2">To what extent can you determine the nature of the product or a service that you produce?</text:h>
      <text:list text:style-name="L30">
        <text:list-item>
          <text:p text:style-name="P30">To a great extent</text:p>
        </text:list-item>
        <text:list-item>
          <text:p text:style-name="P30">Partially yes, partially no</text:p>
        </text:list-item>
        <text:list-item>
          <text:p text:style-name="P30">To a small extent</text:p>
        </text:list-item>
        <text:list-item>
          <text:p text:style-name="P30">hard to say</text:p>
        </text:list-item>
      </text:list>
      <text:h text:style-name="Heading_20_2" text:outline-level="2">How many hours do you work weekly on the major job?</text:h>
      <text:list text:style-name="L31">
        <text:list-item>
          <text:p text:style-name="P31">____ hours</text:p>
        </text:list-item>
      </text:list>
      <text:h text:style-name="Heading_20_2" text:outline-level="2">To what extent can you determine the pace and time of your work?</text:h>
      <text:list text:style-name="L32">
        <text:list-item>
          <text:p text:style-name="P32">To a great extent</text:p>
        </text:list-item>
        <text:list-item>
          <text:p text:style-name="P32">Partially yes, partially no</text:p>
        </text:list-item>
        <text:list-item>
          <text:p text:style-name="P32">To a small extent</text:p>
        </text:list-item>
        <text:list-item>
          <text:p text:style-name="P32">Hard to say</text:p>
        </text:list-item>
      </text:list>
      <text:h text:style-name="Heading_20_2" text:outline-level="2">While doing your job, do you often get physically tired?</text:h>
      <text:list text:style-name="L33">
        <text:list-item>
          <text:p text:style-name="P33">Almost always 5</text:p>
        </text:list-item>
        <text:list-item>
          <text:p text:style-name="P33">Often 4</text:p>
        </text:list-item>
        <text:list-item>
          <text:p text:style-name="P33">Sometimes 3</text:p>
        </text:list-item>
        <text:list-item>
          <text:p text:style-name="P33">Seldom 2</text:p>
        </text:list-item>
        <text:list-item>
          <text:p text:style-name="P33">Never 1</text:p>
        </text:list-item>
        <text:list-item>
          <text:p text:style-name="P33">Hard to say</text:p>
        </text:list-item>
      </text:list>
      <text:h text:style-name="Heading_20_2" text:outline-level="2">In your job, how often do you get mentally tired?</text:h>
      <text:list text:style-name="L34">
        <text:list-item>
          <text:p text:style-name="P34">Almost always 5</text:p>
        </text:list-item>
        <text:list-item>
          <text:p text:style-name="P34">Often 4</text:p>
        </text:list-item>
        <text:list-item>
          <text:p text:style-name="P34">Sometimes 3</text:p>
        </text:list-item>
        <text:list-item>
          <text:p text:style-name="P34">Seldom 2</text:p>
        </text:list-item>
        <text:list-item>
          <text:p text:style-name="P34">Never 1</text:p>
        </text:list-item>
        <text:list-item>
          <text:p text:style-name="P34">Hard to say</text:p>
        </text:list-item>
      </text:list>
      <text:h text:style-name="Heading_20_2" text:outline-level="2">Who mainly takes the following decisions at your workplace? You, your higher-up, you and your higher-up together?</text:h>
      <text:p text:style-name="First_20_paragraph"><text:span text:style-name="T63">scale:</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You</text:p>
            </table:table-cell>
            <table:table-cell table:style-name="Table3.A1" office:value-type="string">
              <text:p text:style-name="Table_20_Heading">My higher-up</text:p>
            </table:table-cell>
            <table:table-cell table:style-name="Table3.A1" office:value-type="string">
              <text:p text:style-name="Table_20_Heading">Together</text:p>
            </table:table-cell>
            <table:table-cell table:style-name="Table3.A1" office:value-type="string">
              <text:p text:style-name="Table_20_Heading">Hard to say</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3</text:p>
          </table:table-cell>
          <table:table-cell table:style-name="Table3.A1" office:value-type="string">
            <text:p text:style-name="Table_20_Contents">4</text:p>
          </table:table-cell>
        </table:table-row>
      </table:table>
      <text:list text:style-name="L35">
        <text:list-item>
          <text:p text:style-name="P35">When to come to work</text:p>
        </text:list-item>
        <text:list-item>
          <text:p text:style-name="P35">When to leave work</text:p>
        </text:list-item>
        <text:list-item>
          <text:p text:style-name="P35">When to take a one day paid leave</text:p>
        </text:list-item>
        <text:list-item>
          <text:p text:style-name="P35">Which tasks to fulfill</text:p>
        </text:list-item>
        <text:list-item>
          <text:p text:style-name="P35">When to slow the pace of work</text:p>
        </text:list-item>
        <text:list-item>
          <text:p text:style-name="P35">When to take a summer leave</text:p>
        </text:list-item>
      </text:list>
      <text:h text:style-name="Heading_20_1" text:outline-level="1">Decision-making</text:h>
      <text:h text:style-name="Heading_20_2" text:outline-level="2">To which of the following categories do you belong?</text:h>
      <text:list text:style-name="L36">
        <text:list-item>
          <text:p text:style-name="P36">Manager of other managers [go to question XX]</text:p>
        </text:list-item>
        <text:list-item>
          <text:p text:style-name="P36">Manager of ordinary workers [go to question XX]</text:p>
        </text:list-item>
        <text:list-item>
          <text:p text:style-name="P36">Ordinary worker [go to question XX]</text:p>
        </text:list-item>
        <text:list-item>
          <text:p text:style-name="P36">Not applicable [go to question XX]</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7">
        <text:list-item>
          <text:p text:style-name="P37">___ persons</text:p>
        </text:list-item>
      </text:list>
      <text:h text:style-name="Heading_20_2" text:outline-level="2">Imagine a managerial ladder of six rungs? The highest rung is occupied by director of the enterprise; the lowest is occupied by an ordinary worker?</text:h>
      <text:list text:style-name="L38">
        <text:list-item>
          <text:p text:style-name="P38">Director</text:p>
        </text:list-item>
        <text:list-item>
          <text:p text:style-name="P38">Lower than director, but higher than shop or department head</text:p>
        </text:list-item>
        <text:list-item>
          <text:p text:style-name="P38">Shop or a big department head</text:p>
        </text:list-item>
        <text:list-item>
          <text:p text:style-name="P38">Lower than the shop or department head, but higher than a supervisor</text:p>
        </text:list-item>
        <text:list-item>
          <text:p text:style-name="P38">Lowest level of supervision</text:p>
        </text:list-item>
        <text:list-item>
          <text:p text:style-name="P38">Ordinary worker</text:p>
        </text:list-item>
        <text:list-item>
          <text:p text:style-name="P38">Not applicable</text:p>
        </text:list-item>
        <text:list-item>
          <text:p text:style-name="P38">Hard to say</text:p>
        </text:list-item>
      </text:list>
      <text:h text:style-name="Heading_20_2" text:outline-level="2">Is it part of your main job responsibilities to allocate work tasks to other people?</text:h>
      <text:list text:style-name="L39">
        <text:list-item>
          <text:p text:style-name="P39">Yes</text:p>
        </text:list-item>
        <text:list-item>
          <text:p text:style-name="P39">No</text:p>
        </text:list-item>
      </text:list>
      <text:h text:style-name="Heading_20_2" text:outline-level="2">Which of the following tasks are parts of your main job obligations?</text:h>
      <text:p text:style-name="First_20_paragraph"><text:span text:style-name="T64">scale:</text:span></text:p>
      <table:table table:name="Table4" table:style-name="Table4">
        <table:table-column table:style-name="Table4.A"/>
        <table:table-column table:style-name="Table4.B"/>
        <table:table-header-rows>
          <table:table-row>
            <table:table-cell table:style-name="Table4.A1" office:value-type="string">
              <text:p text:style-name="Table_20_Heading">Yes</text:p>
            </table:table-cell>
            <table:table-cell table:style-name="Table4.A1" office:value-type="string">
              <text:p text:style-name="Table_20_Heading">No</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row>
      </table:table>
      <text:list text:style-name="L40">
        <text:list-item>
          <text:p text:style-name="P40">Determining work tasks for other people</text:p>
        </text:list-item>
        <text:list-item>
          <text:p text:style-name="P40">Choice of materials or tools for other people</text:p>
        </text:list-item>
        <text:list-item>
          <text:p text:style-name="P40">Determining pace of work for other people</text:p>
        </text:list-item>
        <text:list-item>
          <text:p text:style-name="P40">Determining work time duration</text:p>
        </text:list-item>
        <text:list-item>
          <text:p text:style-name="P40">Determining volume of work for others</text:p>
        </text:list-item>
        <text:list-item>
          <text:p text:style-name="P40">Evaluating work performance</text:p>
        </text:list-item>
      </text:list>
      <text:h text:style-name="Heading_20_2" text:outline-level="2">Can you influence the following decisions taken at your workplace?</text:h>
      <text:p text:style-name="First_20_paragraph"><text:span text:style-name="T6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list text:style-name="L41">
        <text:list-item>
          <text:p text:style-name="P41">Salary increase or job promotion<text:line-break/></text:p>
        </text:list-item>
        <text:list-item>
          <text:p text:style-name="P41">Blocking salary increase or job promotion<text:line-break/></text:p>
        </text:list-item>
        <text:list-item>
          <text:p text:style-name="P41">Dismissal of other employees<text:line-break/></text:p>
        </text:list-item>
        <text:list-item>
          <text:p text:style-name="P41">Reprimanding other employees</text:p>
        </text:list-item>
        <text:list-item>
          <text:p text:style-name="P41">Other kind of punishment or bonuses<text:line-break/></text:p>
        </text:list-item>
        <text:list-item>
          <text:p text:style-name="P41">Evaluating work performance</text:p>
        </text:list-item>
      </text:list>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66">scal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Directly</text:p>
            </table:table-cell>
            <table:table-cell table:style-name="Table6.A1" office:value-type="string">
              <text:p text:style-name="Table_20_Heading">In discussion</text:p>
            </table:table-cell>
            <table:table-cell table:style-name="Table6.A1" office:value-type="string">
              <text:p text:style-name="Table_20_Heading">Do not participate</text:p>
            </table:table-cell>
            <table:table-cell table:style-name="Table6.A1" office:value-type="string">
              <text:p text:style-name="Table_20_Heading">Not applicable</text:p>
            </table:table-cell>
          </table:table-row>
        </table:table-header-rows>
        <table:table-row>
          <table:table-cell table:style-name="Table6.A1" office:value-type="string">
            <text:p text:style-name="Table_20_Contents">3</text:p>
          </table:table-cell>
          <table:table-cell table:style-name="Table6.A1" office:value-type="string">
            <text:p text:style-name="Table_20_Contents">2</text:p>
          </table:table-cell>
          <table:table-cell table:style-name="Table6.A1" office:value-type="string">
            <text:p text:style-name="Table_20_Contents">1</text:p>
          </table:table-cell>
          <table:table-cell table:style-name="Table6.A1" office:value-type="string">
            <text:p text:style-name="Table_20_Contents">9</text:p>
          </table:table-cell>
        </table:table-row>
      </table:table>
      <text:list text:style-name="L42">
        <text:list-item>
          <text:p text:style-name="P42">Hiring employees<text:line-break/></text:p>
        </text:list-item>
        <text:list-item>
          <text:p text:style-name="P42">Dismissal of employees<text:line-break/></text:p>
        </text:list-item>
        <text:list-item>
          <text:p text:style-name="P42">Determining work tasks<text:line-break/></text:p>
        </text:list-item>
        <text:list-item>
          <text:p text:style-name="P42">Choice of material for work</text:p>
        </text:list-item>
        <text:list-item>
          <text:p text:style-name="P42">Evaluating work performance</text:p>
        </text:list-item>
        <text:list-item>
          <text:p text:style-name="P42">Determining the workload</text:p>
        </text:list-item>
        <text:list-item>
          <text:p text:style-name="P42">Distribution of enterprise budget</text:p>
        </text:list-item>
        <text:list-item>
          <text:p text:style-name="P42">Determining salaries</text:p>
        </text:list-item>
        <text:list-item>
          <text:p text:style-name="P42">Imposing sanctions</text:p>
        </text:list-item>
        <text:list-item>
          <text:p text:style-name="P42">Purchase of equipment</text:p>
        </text:list-item>
        <text:list-item>
          <text:p text:style-name="P42">Change of assortment of goods or services produced by your enterprise</text:p>
        </text:list-item>
        <text:list-item>
          <text:p text:style-name="P42">Decision to get a loan</text:p>
        </text:list-item>
        <text:list-item>
          <text:p text:style-name="P42">Choice of partners</text:p>
        </text:list-item>
      </text:list>
      <text:h text:style-name="Heading_20_2" text:outline-level="2">Have you been unemployed since 2008?</text:h>
      <text:list text:style-name="L43">
        <text:list-item>
          <text:p text:style-name="P43">Yes</text:p>
        </text:list-item>
        <text:list-item>
          <text:p text:style-name="P43">No</text:p>
        </text:list-item>
      </text:list>
      <text:h text:style-name="Heading_20_2" text:outline-level="2">Have you been dismissed from a job since 2008?</text:h>
      <text:list text:style-name="L44">
        <text:list-item>
          <text:p text:style-name="P44">Yes</text:p>
        </text:list-item>
        <text:list-item>
          <text:p text:style-name="P44">No</text:p>
        </text:list-item>
      </text:list>
      <text:p text:style-name="First_20_paragraph"><text:span text:style-name="T67">[interviewer!</text:span><text:span text:style-name="T68"> </text:span><text:span text:style-name="T69">the</text:span><text:span text:style-name="T70"> </text:span><text:span text:style-name="T71">next</text:span><text:span text:style-name="T72"> </text:span><text:span text:style-name="T73">question</text:span><text:span text:style-name="T74"> </text:span><text:span text:style-name="T75">targets</text:span><text:span text:style-name="T76"> </text:span><text:span text:style-name="T77">only</text:span><text:span text:style-name="T78"> </text:span><text:span text:style-name="T79">those</text:span><text:span text:style-name="T80"> </text:span><text:span text:style-name="T81">who</text:span><text:span text:style-name="T82"> </text:span><text:span text:style-name="T83">answered</text:span><text:span text:style-name="T84"> </text:span><text:span text:style-name="T85">“Yes”</text:span><text:span text:style-name="T86"> </text:span><text:span text:style-name="T87">to</text:span><text:span text:style-name="T88"> </text:span><text:span text:style-name="T89">one</text:span><text:span text:style-name="T90"> </text:span><text:span text:style-name="T91">of</text:span><text:span text:style-name="T92"> </text:span><text:span text:style-name="T93">the</text:span><text:span text:style-name="T94"> </text:span><text:span text:style-name="T95">previous</text:span><text:span text:style-name="T96"> </text:span><text:span text:style-name="T97">three</text:span><text:span text:style-name="T98"> </text:span><text:span text:style-name="T99">questions.</text:span><text:span text:style-name="T100"> </text:span><text:span text:style-name="T101">The</text:span><text:span text:style-name="T102"> </text:span><text:span text:style-name="T103">rest</text:span><text:span text:style-name="T104"> </text:span><text:span text:style-name="T105">go</text:span><text:span text:style-name="T106"> </text:span><text:span text:style-name="T107">to</text:span><text:span text:style-name="T108"> </text:span><text:span text:style-name="T109">question</text:span><text:span text:style-name="T110"> </text:span><text:span text:style-name="T111">45]</text:span></text:p>
      <text:h text:style-name="Heading_20_2" text:outline-level="2">How did you manage to survive in these circumstances? How did you provide for yourself and your family?</text:h>
      <text:p text:style-name="First_20_paragraph"><text:span text:style-name="T112">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45">
        <text:list-item>
          <text:p text:style-name="P45">I got a compensation or financial assistance form the employer</text:p>
        </text:list-item>
        <text:list-item>
          <text:p text:style-name="P45">Took up petty trade</text:p>
        </text:list-item>
        <text:list-item>
          <text:p text:style-name="P45">Got assistance from the state or local authorities</text:p>
        </text:list-item>
        <text:list-item>
          <text:p text:style-name="P45">Did occasional jobs</text:p>
        </text:list-item>
        <text:list-item>
          <text:p text:style-name="P45">Made some goods for sale</text:p>
        </text:list-item>
        <text:list-item>
          <text:p text:style-name="P45">Lived off my savings</text:p>
        </text:list-item>
        <text:list-item>
          <text:p text:style-name="P45">Got material assistance from my friends or relatives</text:p>
        </text:list-item>
        <text:list-item>
          <text:p text:style-name="P45">Lived off my land plot</text:p>
        </text:list-item>
        <text:list-item>
          <text:p text:style-name="P45">Other</text:p>
        </text:list-item>
      </text:list>
      <text:h text:style-name="Heading_20_2" text:outline-level="2">Is there a trade-union organization at your enterprise?</text:h>
      <text:list text:style-name="L46">
        <text:list-item>
          <text:p text:style-name="P46">Yes</text:p>
        </text:list-item>
        <text:list-item>
          <text:p text:style-name="P46">No</text:p>
        </text:list-item>
      </text:list>
      <text:h text:style-name="Heading_20_2" text:outline-level="2">Are you a member of a trade union?</text:h>
      <text:list text:style-name="L47">
        <text:list-item>
          <text:p text:style-name="P47">Yes</text:p>
        </text:list-item>
        <text:list-item>
          <text:p text:style-name="P47">No</text:p>
        </text:list-item>
      </text:list>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text:h>
      <text:p text:style-name="First_20_paragraph"><text:span text:style-name="T113">Scale:</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Table_20_Heading">Completely agree</text:p>
            </table:table-cell>
            <table:table-cell table:style-name="Table8.A1" office:value-type="string">
              <text:p text:style-name="Table_20_Heading">Agree</text:p>
            </table:table-cell>
            <table:table-cell table:style-name="Table8.A1" office:value-type="string">
              <text:p text:style-name="Table_20_Heading">Not agree nor disagree</text:p>
            </table:table-cell>
            <table:table-cell table:style-name="Table8.A1" office:value-type="string">
              <text:p text:style-name="Table_20_Heading">Disagree</text:p>
            </table:table-cell>
            <table:table-cell table:style-name="Table8.A1" office:value-type="string">
              <text:p text:style-name="Table_20_Heading">Completely disagree</text:p>
            </table:table-cell>
            <table:table-cell table:style-name="Table8.A1" office:value-type="string">
              <text:p text:style-name="Table_20_Heading">Not applicaple</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2</text:p>
          </table:table-cell>
          <table:table-cell table:style-name="Table8.A1" office:value-type="string">
            <text:p text:style-name="Table_20_Contents">3</text:p>
          </table:table-cell>
          <table:table-cell table:style-name="Table8.A1" office:value-type="string">
            <text:p text:style-name="Table_20_Contents">4</text:p>
          </table:table-cell>
          <table:table-cell table:style-name="Table8.A1" office:value-type="string">
            <text:p text:style-name="Table_20_Contents">5</text:p>
          </table:table-cell>
          <table:table-cell table:style-name="Table8.A1" office:value-type="string">
            <text:p text:style-name="Table_20_Contents">9</text:p>
          </table:table-cell>
        </table:table-row>
      </table:table>
      <text:list text:style-name="L48">
        <text:list-item>
          <text:p text:style-name="P48">Trade-unions are important for the defending the interests of the employees</text:p>
        </text:list-item>
        <text:list-item>
          <text:p text:style-name="P48">Trade-unions are important if they work as partners with the employers</text:p>
        </text:list-item>
        <text:list-item>
          <text:p text:style-name="P48">Trade-unions should influence only to issues of work-conditions, but not wages</text:p>
        </text:list-item>
        <text:list-item>
          <text:p text:style-name="P48">Trade-unions are just tools in the hands of the management</text:p>
        </text:list-item>
        <text:list-item>
          <text:p text:style-name="P48">Trade-unions are not necessary in the modern world</text:p>
        </text:list-item>
        <text:list-item>
          <text:p text:style-name="P48">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9">
        <text:list-item>
          <text:p text:style-name="P49">Single</text:p>
        </text:list-item>
        <text:list-item>
          <text:p text:style-name="P49">Married</text:p>
        </text:list-item>
        <text:list-item>
          <text:p text:style-name="P49">Married by live separately</text:p>
        </text:list-item>
        <text:list-item>
          <text:p text:style-name="P49">Lived in an unregistered union</text:p>
        </text:list-item>
        <text:list-item>
          <text:p text:style-name="P49">Divorced</text:p>
        </text:list-item>
        <text:list-item>
          <text:p text:style-name="P49">Widowed</text:p>
        </text:list-item>
        <text:list-item>
          <text:p text:style-name="P49">Do not want to answer</text:p>
        </text:list-item>
        <text:list-item>
          <text:p text:style-name="P49">Other (What it might be??)</text:p>
        </text:list-item>
      </text:list>
      <text:h text:style-name="Heading_20_2" text:outline-level="2">Do you have children?</text:h>
      <text:list text:style-name="L50">
        <text:list-item>
          <text:p text:style-name="P50">Yes [go to question XX]</text:p>
        </text:list-item>
        <text:list-item>
          <text:p text:style-name="P50">No [go to question XX]</text:p>
        </text:list-item>
      </text:list>
      <text:h text:style-name="Heading_20_2" text:outline-level="2">How many children do you have?</text:h>
      <text:list text:style-name="L51">
        <text:list-item>
          <text:p text:style-name="P51">One</text:p>
        </text:list-item>
        <text:list-item>
          <text:p text:style-name="P51">Two</text:p>
        </text:list-item>
        <text:list-item>
          <text:p text:style-name="P51">Three</text:p>
        </text:list-item>
        <text:list-item>
          <text:p text:style-name="P51">Four</text:p>
        </text:list-item>
        <text:list-item>
          <text:p text:style-name="P51">More than four</text:p>
        </text:list-item>
      </text:list>
      <text:h text:style-name="Heading_20_2" text:outline-level="2">How many children do you have under age 18?</text:h>
      <text:list text:style-name="L52">
        <text:list-item>
          <text:p text:style-name="P52">One</text:p>
        </text:list-item>
        <text:list-item>
          <text:p text:style-name="P52">Two</text:p>
        </text:list-item>
        <text:list-item>
          <text:p text:style-name="P52">Three</text:p>
        </text:list-item>
        <text:list-item>
          <text:p text:style-name="P52">Four</text:p>
        </text:list-item>
        <text:list-item>
          <text:p text:style-name="P52">More than four</text:p>
        </text:list-item>
      </text:list>
      <text:h text:style-name="Heading_20_2" text:outline-level="2">How many members of your family lives under the same roof with you?</text:h>
      <text:list text:style-name="L53">
        <text:list-item>
          <text:p text:style-name="P53">___ persons</text:p>
        </text:list-item>
      </text:list>
      <text:h text:style-name="Heading_20_2" text:outline-level="2">How often do you spend time on the following pastimes? Do it every day, every week, every month, three to six times a year, less frequently, never.</text:h>
      <text:list text:style-name="L54">
        <text:list-item>
          <text:p text:style-name="P54">Going to a concert or theater</text:p>
        </text:list-item>
        <text:list-item>
          <text:p text:style-name="P54">Going to libraries</text:p>
        </text:list-item>
        <text:list-item>
          <text:p text:style-name="P54">Going to a restaurants, café, bar, pub</text:p>
        </text:list-item>
        <text:list-item>
          <text:p text:style-name="P54">Visiting friends, receiving guests</text:p>
        </text:list-item>
        <text:list-item>
          <text:p text:style-name="P54">Going to the cinema</text:p>
        </text:list-item>
        <text:list-item>
          <text:p text:style-name="P54">Taking up sports, training</text:p>
        </text:list-item>
        <text:list-item>
          <text:p text:style-name="P54">Drinking in the company of friends</text:p>
        </text:list-item>
        <text:list-item>
          <text:p text:style-name="P54">Spending time in outdoors</text:p>
        </text:list-item>
        <text:list-item>
          <text:p text:style-name="P54">Spending time at social media or playing computer games</text:p>
        </text:list-item>
      </text:list>
      <text:h text:style-name="Heading_20_1" text:outline-level="1">Well-being</text:h>
      <text:p text:style-name="P55">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h text:style-name="Heading_20_2" text:outline-level="2">How important for your family are the following sources of income, means of subsistence?</text:h>
      <text:p text:style-name="First_20_paragraph"><text:span text:style-name="T114">scale:</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Table_20_Heading">Very important</text:p>
            </table:table-cell>
            <table:table-cell table:style-name="Table9.A1" office:value-type="string">
              <text:p text:style-name="Table_20_Heading">Important</text:p>
            </table:table-cell>
            <table:table-cell table:style-name="Table9.A1" office:value-type="string">
              <text:p text:style-name="Table_20_Heading">A little bit important</text:p>
            </table:table-cell>
            <table:table-cell table:style-name="Table9.A1" office:value-type="string">
              <text:p text:style-name="Table_20_Heading">Not important</text:p>
            </table:table-cell>
            <table:table-cell table:style-name="Table9.A1" office:value-type="string">
              <text:p text:style-name="Table_20_Heading">No such source</text:p>
            </table:table-cell>
            <table:table-cell table:style-name="Table9.A1" office:value-type="string">
              <text:p text:style-name="Table_20_Heading">hard to say</text:p>
            </table:table-cell>
          </table:table-row>
        </table:table-header-rows>
        <table:table-row>
          <table:table-cell table:style-name="Table9.A1" office:value-type="string">
            <text:p text:style-name="Table_20_Contents">3</text:p>
          </table:table-cell>
          <table:table-cell table:style-name="Table9.A1" office:value-type="string">
            <text:p text:style-name="Table_20_Contents">2</text:p>
          </table:table-cell>
          <table:table-cell table:style-name="Table9.A1" office:value-type="string">
            <text:p text:style-name="Table_20_Contents">1</text:p>
          </table:table-cell>
          <table:table-cell table:style-name="Table9.A1" office:value-type="string">
            <text:p text:style-name="Table_20_Contents">0</text:p>
          </table:table-cell>
          <table:table-cell table:style-name="Table9.A1" office:value-type="string">
            <text:p text:style-name="Table_20_Contents">8</text:p>
          </table:table-cell>
          <table:table-cell table:style-name="Table9.A1" office:value-type="string">
            <text:p text:style-name="Table_20_Contents">9</text:p>
          </table:table-cell>
        </table:table-row>
      </table:table>
      <text:list text:style-name="L55">
        <text:list-item>
          <text:p text:style-name="P56">Main job salary</text:p>
        </text:list-item>
        <text:list-item>
          <text:p text:style-name="P56">Second job salary</text:p>
        </text:list-item>
        <text:list-item>
          <text:p text:style-name="P56">Household plot farming?</text:p>
        </text:list-item>
        <text:list-item>
          <text:p text:style-name="P56">Relatives’ assistance</text:p>
        </text:list-item>
        <text:list-item>
          <text:p text:style-name="P56">Small scale trade</text:p>
        </text:list-item>
        <text:list-item>
          <text:p text:style-name="P56">Pensions, other social subsidy<text:line-break/></text:p>
        </text:list-item>
        <text:list-item>
          <text:p text:style-name="P56">Letting an apartment or a summer cottage</text:p>
        </text:list-item>
        <text:list-item>
          <text:p text:style-name="P56">Interest accumulated by a bank account</text:p>
        </text:list-item>
        <text:list-item>
          <text:p text:style-name="P56">Savings</text:p>
        </text:list-item>
        <text:list-item>
          <text:p text:style-name="P56">Philanthropy</text:p>
        </text:list-item>
        <text:list-item>
          <text:p text:style-name="P56">Other</text:p>
        </text:list-item>
      </text:list>
      <text:h text:style-name="Heading_20_2" text:outline-level="2">How is your work paid in your main job?</text:h>
      <text:list text:style-name="L56">
        <text:list-item>
          <text:p text:style-name="P57">Individual piece rate</text:p>
        </text:list-item>
        <text:list-item>
          <text:p text:style-name="P57">Collective piece rate</text:p>
        </text:list-item>
        <text:list-item>
          <text:p text:style-name="P57">Time wage</text:p>
        </text:list-item>
        <text:list-item>
          <text:p text:style-name="P57">Fixed salary</text:p>
        </text:list-item>
        <text:list-item>
          <text:p text:style-name="P57">Pay depends on sales or profits/commission</text:p>
        </text:list-item>
        <text:list-item>
          <text:p text:style-name="P57">other</text:p>
        </text:list-item>
      </text:list>
      <text:h text:style-name="Heading_20_2" text:outline-level="2">How often did you get bonus in the 12 months?</text:h>
      <text:list text:style-name="L57">
        <text:list-item>
          <text:p text:style-name="P58">____ n of times</text:p>
        </text:list-item>
      </text:list>
      <text:h text:style-name="Heading_20_2" text:outline-level="2">On what does the bonus depend on?</text:h>
      <text:list text:style-name="L58">
        <text:list-item>
          <text:p text:style-name="P59">How well I personally work</text:p>
        </text:list-item>
        <text:list-item>
          <text:p text:style-name="P59">How well our work collective works</text:p>
        </text:list-item>
        <text:list-item>
          <text:p text:style-name="P59">The profitability of the enterprise</text:p>
        </text:list-item>
        <text:list-item>
          <text:p text:style-name="P59">Attitude of the management</text:p>
        </text:list-item>
        <text:list-item>
          <text:p text:style-name="P59">It is a fixed part of the payment</text:p>
        </text:list-item>
        <text:list-item>
          <text:p text:style-name="P59">Not relevant</text:p>
        </text:list-item>
        <text:list-item>
          <text:p text:style-name="P59">Don't know</text:p>
        </text:list-item>
      </text:list>
      <text:h text:style-name="Heading_20_2" text:outline-level="2">What is your aggregate monthly income including income from all sources? Put it in rubles.</text:h>
      <text:list text:style-name="L59">
        <text:list-item>
          <text:p text:style-name="P60">____ rubles</text:p>
        </text:list-item>
      </text:list>
      <text:h text:style-name="Heading_20_2" text:outline-level="2">What is your family’s aggregate monthly income from all sources? Put it in rubles.</text:h>
      <text:list text:style-name="L60">
        <text:list-item>
          <text:p text:style-name="P61">_____ rubles</text:p>
        </text:list-item>
      </text:list>
      <text:h text:style-name="Heading_20_2" text:outline-level="2">What kind of state benefits or allowances do you get?</text:h>
      <text:p text:style-name="First_20_paragraph"><text:span text:style-name="T115">Scale:</text:span></text:p>
      <table:table table:name="Table10" table:style-name="Table10">
        <table:table-column table:style-name="Table10.A"/>
        <table:table-column table:style-name="Table10.B"/>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row>
      </table:table>
      <text:list text:style-name="L61">
        <text:list-item>
          <text:p text:style-name="P62">Unemployment benefits<text:line-break/></text:p>
        </text:list-item>
        <text:list-item>
          <text:p text:style-name="P62">Children support subsidy</text:p>
        </text:list-item>
        <text:list-item>
          <text:p text:style-name="P62">Communal payment rebate</text:p>
        </text:list-item>
        <text:list-item>
          <text:p text:style-name="P62">Allowance for the handicapped</text:p>
        </text:list-item>
        <text:list-item>
          <text:p text:style-name="P62">Pensions</text:p>
        </text:list-item>
        <text:list-item>
          <text:p text:style-name="P62">Free medication</text:p>
        </text:list-item>
        <text:list-item>
          <text:p text:style-name="P62">Other</text:p>
        </text:list-item>
      </text:list>
      <text:h text:style-name="Heading_20_2" text:outline-level="2">What kind of state benefits or allowances do you get? NON-MONETARY / IN-KIND</text:h>
      <text:list text:style-name="L62">
        <text:list-item>
          <text:p text:style-name="Horizontal_20_Line"/>
        </text:list-item>
        <text:list-item>
          <text:p text:style-name="Horizontal_20_Line"/>
        </text:list-item>
        <text:list-item>
          <text:p text:style-name="Horizontal_20_Line"/>
        </text:list-item>
      </text:list>
      <text:h text:style-name="Heading_20_2" text:outline-level="2">Which of the following social benefits did you get at your workplace ten years ago?</text:h>
      <text:p text:style-name="First_20_paragraph"><text:span text:style-name="T116">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list text:style-name="L63">
        <text:list-item>
          <text:p text:style-name="P64">Privileges in getting a new home, an apartment</text:p>
        </text:list-item>
        <text:list-item>
          <text:p text:style-name="P64">Kindergarten</text:p>
        </text:list-item>
        <text:list-item>
          <text:p text:style-name="P64">Privileged access to rest homes or sanatoria</text:p>
        </text:list-item>
        <text:list-item>
          <text:p text:style-name="P64">Lunch at a special price</text:p>
        </text:list-item>
        <text:list-item>
          <text:p text:style-name="P64">Issue of work clothes</text:p>
        </text:list-item>
        <text:list-item>
          <text:p text:style-name="P64">Coverage of travel to workplace and back</text:p>
        </text:list-item>
        <text:list-item>
          <text:p text:style-name="P64">Privileged access to food products</text:p>
        </text:list-item>
        <text:list-item>
          <text:p text:style-name="P64">Privileged access to consumer goods</text:p>
        </text:list-item>
        <text:list-item>
          <text:p text:style-name="P64">Holiday pay</text:p>
        </text:list-item>
        <text:list-item>
          <text:p text:style-name="P64">Sick pay</text:p>
        </text:list-item>
        <text:list-item>
          <text:p text:style-name="P64">Obligatory Medical insurance</text:p>
        </text:list-item>
        <text:list-item>
          <text:p text:style-name="P64">Training at the expense of the enterprise</text:p>
        </text:list-item>
      </text:list>
      <text:h text:style-name="Heading_20_2" text:outline-level="2">Which of the following social benefits do you get at your workplace now?</text:h>
      <text:p text:style-name="First_20_paragraph"><text:span text:style-name="T117">Scale:</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Yes</text:p>
            </table:table-cell>
            <table:table-cell table:style-name="Table12.A1" office:value-type="string">
              <text:p text:style-name="Table_20_Heading">No</text:p>
            </table:table-cell>
            <table:table-cell table:style-name="Table12.A1" office:value-type="string">
              <text:p text:style-name="Table_20_Heading">Hard to say</text:p>
            </table:table-cell>
            <table:table-cell table:style-name="Table12.A1" office:value-type="string">
              <text:p text:style-name="Table_20_Heading">Not applicable</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2</text:p>
          </table:table-cell>
          <table:table-cell table:style-name="Table12.A1" office:value-type="string">
            <text:p text:style-name="Table_20_Contents">8</text:p>
          </table:table-cell>
          <table:table-cell table:style-name="Table12.A1" office:value-type="string">
            <text:p text:style-name="Table_20_Contents">9</text:p>
          </table:table-cell>
        </table:table-row>
      </table:table>
      <text:list text:style-name="L64">
        <text:list-item>
          <text:p text:style-name="P65">Privileges in getting a new home, an apartment</text:p>
        </text:list-item>
        <text:list-item>
          <text:p text:style-name="P65">Kindergarten</text:p>
        </text:list-item>
        <text:list-item>
          <text:p text:style-name="P65">Privileged access to rest homes or sanatoria</text:p>
        </text:list-item>
        <text:list-item>
          <text:p text:style-name="P65">Lunch at a special price</text:p>
        </text:list-item>
        <text:list-item>
          <text:p text:style-name="P65">Issue of work clothes</text:p>
        </text:list-item>
        <text:list-item>
          <text:p text:style-name="P65">Coverage of travel to workplace and back</text:p>
        </text:list-item>
        <text:list-item>
          <text:p text:style-name="P65">Privileged access to food products</text:p>
        </text:list-item>
        <text:list-item>
          <text:p text:style-name="P65">Privileged access to consumer goods</text:p>
        </text:list-item>
        <text:list-item>
          <text:p text:style-name="P65">Holiday pay</text:p>
        </text:list-item>
        <text:list-item>
          <text:p text:style-name="P65">Sick pay</text:p>
        </text:list-item>
        <text:list-item>
          <text:p text:style-name="P65">Obligatory Medical insurance</text:p>
        </text:list-item>
        <text:list-item>
          <text:p text:style-name="P65">Training at the expense of the enterprise</text:p>
        </text:list-item>
      </text:list>
      <text:h text:style-name="Heading_20_2" text:outline-level="2">I shall read the characteristics of several groups. Tell me to which of them you belong.</text:h>
      <text:list text:style-name="L65">
        <text:list-item>
          <text:p text:style-name="P66">We cannot make ends meet. There is not enough money even for food 1</text:p>
        </text:list-item>
        <text:list-item>
          <text:p text:style-name="P66">We have money only for food, the purchase of clothes is a problem 2</text:p>
        </text:list-item>
        <text:list-item>
          <text:p text:style-name="P66">We are able to buy food. We can also buy clothes, if we stick to cheap kind. However, we have a problem when there is a need to buy durables such as a TV set or a refrigerator 3</text:p>
        </text:list-item>
        <text:list-item>
          <text:p text:style-name="P66">We have enough money for food. We can also buy good expensive clothes. If we save money, we can buy durables, but things that are really expensive such as a summer cottage or a car are beyond our means 4</text:p>
        </text:list-item>
        <text:list-item>
          <text:p text:style-name="P66">We can buy durables without any problems. If we save, we can buy an Inexpensive car or a modest summer home. However we do not have a chance to go for really expensive things such as a n apartment or a modern house. 5</text:p>
        </text:list-item>
        <text:list-item>
          <text:p text:style-name="P66">We have no material problems, we can buy whatever we want including real estate, an expensive car or an expensive tourist trip 6</text:p>
        </text:list-item>
      </text:list>
      <text:h text:style-name="Heading_20_2" text:outline-level="2">How did you well-being change since the year 2010?</text:h>
      <text:list text:style-name="L66">
        <text:list-item>
          <text:p text:style-name="P67">Significantly improved 5</text:p>
        </text:list-item>
        <text:list-item>
          <text:p text:style-name="P67">Improved 4</text:p>
        </text:list-item>
        <text:list-item>
          <text:p text:style-name="P67">Did not change 3</text:p>
        </text:list-item>
        <text:list-item>
          <text:p text:style-name="P67">Worsened 2</text:p>
        </text:list-item>
        <text:list-item>
          <text:p text:style-name="P67">Significantly worsened 1</text:p>
        </text:list-item>
        <text:list-item>
          <text:p text:style-name="P67">Not applicable 8 Hard to say 9</text:p>
        </text:list-item>
      </text:list>
      <text:h text:style-name="Heading_20_2" text:outline-level="2">How did you family’s following expenses change since the year 2010?</text:h>
      <text:p text:style-name="First_20_paragraph"><text:span text:style-name="T118">Scale:</text:span></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Decreased</text:p>
            </table:table-cell>
            <table:table-cell table:style-name="Table13.A1" office:value-type="string">
              <text:p text:style-name="Table_20_Heading">No change</text:p>
            </table:table-cell>
            <table:table-cell table:style-name="Table13.A1" office:value-type="string">
              <text:p text:style-name="Table_20_Heading">Increased</text:p>
            </table:table-cell>
            <table:table-cell table:style-name="Table13.A1" office:value-type="string">
              <text:p text:style-name="Table_20_Heading">No such expense</text:p>
            </table:table-cell>
            <table:table-cell table:style-name="Table13.A1" office:value-type="string">
              <text:p text:style-name="Table_20_Heading">hard to say</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cell table:style-name="Table13.A1" office:value-type="string">
            <text:p text:style-name="Table_20_Contents">3</text:p>
          </table:table-cell>
          <table:table-cell table:style-name="Table13.A1" office:value-type="string">
            <text:p text:style-name="Table_20_Contents">8</text:p>
          </table:table-cell>
          <table:table-cell table:style-name="Table13.A1" office:value-type="string">
            <text:p text:style-name="Table_20_Contents">9</text:p>
          </table:table-cell>
        </table:table-row>
      </table:table>
      <text:list text:style-name="L67">
        <text:list-item>
          <text:p text:style-name="P68">Purchase of medical services, drugs</text:p>
        </text:list-item>
        <text:list-item>
          <text:p text:style-name="P68">Food</text:p>
        </text:list-item>
        <text:list-item>
          <text:p text:style-name="P68">Hobbies</text:p>
        </text:list-item>
        <text:list-item>
          <text:p text:style-name="P68">Travel</text:p>
        </text:list-item>
        <text:list-item>
          <text:p text:style-name="P68">Big buys such as real estate or a car</text:p>
        </text:list-item>
        <text:list-item>
          <text:p text:style-name="P68">Small buys such as clothes</text:p>
        </text:list-item>
        <text:list-item>
          <text:p text:style-name="P68">Children’s education</text:p>
        </text:list-item>
        <text:list-item>
          <text:p text:style-name="P68">Communal payments</text:p>
        </text:list-item>
        <text:list-item>
          <text:p text:style-name="P68">Tax payment</text:p>
        </text:list-item>
      </text:list>
      <text:h text:style-name="Heading_20_2" text:outline-level="2">What are your expectations? How would your well-being change in the next three years?</text:h>
      <text:list text:style-name="L68">
        <text:list-item>
          <text:p text:style-name="P69">Significantly improve 5</text:p>
        </text:list-item>
        <text:list-item>
          <text:p text:style-name="P69">Somewhat improve 4</text:p>
        </text:list-item>
        <text:list-item>
          <text:p text:style-name="P69">Will not change 3</text:p>
        </text:list-item>
        <text:list-item>
          <text:p text:style-name="P69">Somewhat worsen 2</text:p>
        </text:list-item>
        <text:list-item>
          <text:p text:style-name="P69">Significantly worsen 1</text:p>
        </text:list-item>
        <text:list-item>
          <text:p text:style-name="P69">Hard to say 9</text:p>
        </text:list-item>
      </text:list>
      <text:h text:style-name="Heading_20_2" text:outline-level="2">Do you own or are you renting your current apartment?</text:h>
      <text:list text:style-name="L69">
        <text:list-item>
          <text:p text:style-name="P70">own</text:p>
        </text:list-item>
        <text:list-item>
          <text:p text:style-name="P70">rent</text:p>
        </text:list-item>
        <text:list-item>
          <text:p text:style-name="P70">other, what? ________________</text:p>
        </text:list-item>
      </text:list>
      <text:h text:style-name="Heading_20_2" text:outline-level="2">What are home conditions at the place where you are living permanently? Choose one option of the listed below.</text:h>
      <text:list text:style-name="L70">
        <text:list-item>
          <text:p text:style-name="P71">Detached house</text:p>
        </text:list-item>
        <text:list-item>
          <text:p text:style-name="P71">Block of flats</text:p>
        </text:list-item>
        <text:list-item>
          <text:p text:style-name="P71">Communal apartment</text:p>
        </text:list-item>
        <text:list-item>
          <text:p text:style-name="P71">Shared room in a dormitory</text:p>
        </text:list-item>
        <text:list-item>
          <text:p text:style-name="P71">One or several rooms in a barrack</text:p>
        </text:list-item>
        <text:list-item>
          <text:p text:style-name="P71">Other</text:p>
        </text:list-item>
      </text:list>
      <text:h text:style-name="Heading_20_2" text:outline-level="2">Number of square meters?</text:h>
      <text:h text:style-name="Heading_20_1" text:outline-level="1">Information and media</text:h>
      <text:h text:style-name="Heading_20_2" text:outline-level="2">Have you access to internet</text:h>
      <text:list text:style-name="L71">
        <text:list-item>
          <text:p text:style-name="P72">Yes</text:p>
        </text:list-item>
        <text:list-item>
          <text:p text:style-name="P72">No</text:p>
        </text:list-item>
      </text:list>
      <text:h text:style-name="Heading_20_2" text:outline-level="2">What do you use internet for?</text:h>
      <text:p text:style-name="First_20_paragraph"><text:span text:style-name="T119">scale:</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Table_20_Heading">daily</text:p>
            </table:table-cell>
            <table:table-cell table:style-name="Table14.A1" office:value-type="string">
              <text:p text:style-name="Table_20_Heading">few times a week</text:p>
            </table:table-cell>
            <table:table-cell table:style-name="Table14.A1" office:value-type="string">
              <text:p text:style-name="Table_20_Heading">weekly</text:p>
            </table:table-cell>
            <table:table-cell table:style-name="Table14.A1" office:value-type="string">
              <text:p text:style-name="Table_20_Heading">monthly</text:p>
            </table:table-cell>
            <table:table-cell table:style-name="Table14.A1" office:value-type="string">
              <text:p text:style-name="Table_20_Heading">not at all</text:p>
            </table:table-cell>
            <table:table-cell table:style-name="Table14.A1" office:value-type="string">
              <text:p text:style-name="Table_20_Heading">not applicaple</text:p>
            </table:table-cell>
          </table:table-row>
        </table:table-header-rows>
        <table:table-row>
          <table:table-cell table:style-name="Table14.A1" office:value-type="string">
            <text:p text:style-name="Table_20_Contents">5</text:p>
          </table:table-cell>
          <table:table-cell table:style-name="Table14.A1" office:value-type="string">
            <text:p text:style-name="Table_20_Contents">4</text:p>
          </table:table-cell>
          <table:table-cell table:style-name="Table14.A1" office:value-type="string">
            <text:p text:style-name="Table_20_Contents">3</text:p>
          </table:table-cell>
          <table:table-cell table:style-name="Table14.A1" office:value-type="string">
            <text:p text:style-name="Table_20_Contents">2</text:p>
          </table:table-cell>
          <table:table-cell table:style-name="Table14.A1" office:value-type="string">
            <text:p text:style-name="Table_20_Contents">1</text:p>
          </table:table-cell>
          <table:table-cell table:style-name="Table14.A1" office:value-type="string">
            <text:p text:style-name="Table_20_Contents">9</text:p>
          </table:table-cell>
        </table:table-row>
      </table:table>
      <text:list text:style-name="L72">
        <text:list-item>
          <text:p text:style-name="P73">paying bills</text:p>
        </text:list-item>
        <text:list-item>
          <text:p text:style-name="P73">dealing with authorities</text:p>
        </text:list-item>
        <text:list-item>
          <text:p text:style-name="P73">entertainment</text:p>
        </text:list-item>
        <text:list-item>
          <text:p text:style-name="P73">reading newspapers &amp; watching news</text:p>
        </text:list-item>
        <text:list-item>
          <text:p text:style-name="P73">searching information through yandex/google</text:p>
        </text:list-item>
        <text:list-item>
          <text:p text:style-name="P73">emailing, video calls, chatting</text:p>
        </text:list-item>
        <text:list-item>
          <text:p text:style-name="P73">facebook</text:p>
        </text:list-item>
        <text:list-item>
          <text:p text:style-name="P73">vkontakte</text:p>
        </text:list-item>
        <text:list-item>
          <text:p text:style-name="P73">twitter</text:p>
        </text:list-item>
        <text:list-item>
          <text:p text:style-name="P73">live journal</text:p>
        </text:list-item>
      </text:list>
      <text:h text:style-name="Heading_20_2" text:outline-level="2">What do you use your smart phone for?</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Table_20_Heading">daily</text:p>
            </table:table-cell>
            <table:table-cell table:style-name="Table15.A1" office:value-type="string">
              <text:p text:style-name="Table_20_Heading">few times a week</text:p>
            </table:table-cell>
            <table:table-cell table:style-name="Table15.A1" office:value-type="string">
              <text:p text:style-name="Table_20_Heading">weekly</text:p>
            </table:table-cell>
            <table:table-cell table:style-name="Table15.A1" office:value-type="string">
              <text:p text:style-name="Table_20_Heading">monthly</text:p>
            </table:table-cell>
            <table:table-cell table:style-name="Table15.A1" office:value-type="string">
              <text:p text:style-name="Table_20_Heading">not at all</text:p>
            </table:table-cell>
            <table:table-cell table:style-name="Table15.A1" office:value-type="string">
              <text:p text:style-name="Table_20_Heading">not applicaple</text:p>
            </table:table-cell>
          </table:table-row>
        </table:table-header-rows>
        <table:table-row>
          <table:table-cell table:style-name="Table15.A1" office:value-type="string">
            <text:p text:style-name="Table_20_Contents">5</text:p>
          </table:table-cell>
          <table:table-cell table:style-name="Table15.A1" office:value-type="string">
            <text:p text:style-name="Table_20_Contents">4</text:p>
          </table:table-cell>
          <table:table-cell table:style-name="Table15.A1" office:value-type="string">
            <text:p text:style-name="Table_20_Contents">3</text:p>
          </table:table-cell>
          <table:table-cell table:style-name="Table15.A1" office:value-type="string">
            <text:p text:style-name="Table_20_Contents">2</text:p>
          </table:table-cell>
          <table:table-cell table:style-name="Table15.A1" office:value-type="string">
            <text:p text:style-name="Table_20_Contents">1</text:p>
          </table:table-cell>
          <table:table-cell table:style-name="Table15.A1" office:value-type="string">
            <text:p text:style-name="Table_20_Contents">9</text:p>
          </table:table-cell>
        </table:table-row>
      </table:table>
      <text:list text:style-name="L73">
        <text:list-item>
          <text:p text:style-name="P74">making phone calls</text:p>
        </text:list-item>
        <text:list-item>
          <text:p text:style-name="P74">taking photos</text:p>
        </text:list-item>
        <text:list-item>
          <text:p text:style-name="P74">listening to music</text:p>
        </text:list-item>
        <text:list-item>
          <text:p text:style-name="P74">watching movies</text:p>
        </text:list-item>
        <text:list-item>
          <text:p text:style-name="P74">reading books</text:p>
        </text:list-item>
        <text:list-item>
          <text:p text:style-name="P74">sending messages</text:p>
        </text:list-item>
        <text:list-item>
          <text:p text:style-name="P74">facebooking</text:p>
        </text:list-item>
        <text:list-item>
          <text:p text:style-name="P74">using it as a navigator</text:p>
        </text:list-item>
      </text:list>
      <text:h text:style-name="Heading_20_2" text:outline-level="2">Do you regularly read newspapers?</text:h>
      <text:list text:style-name="L74">
        <text:list-item>
          <text:p text:style-name="P75">Yes</text:p>
        </text:list-item>
        <text:list-item>
          <text:p text:style-name="P75">No</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75">
        <text:list-item>
          <text:p text:style-name="Horizontal_20_Line"/>
        </text:list-item>
        <text:list-item>
          <text:p text:style-name="Horizontal_20_Line"/>
        </text:list-item>
        <text:list-item>
          <text:p text:style-name="Horizontal_20_Line"/>
        </text:list-item>
      </text:list>
      <text:h text:style-name="Heading_20_2" text:outline-level="2">How important are the following reasons for not reading newspapers?</text:h>
      <text:p text:style-name="First_20_paragraph"><text:span text:style-name="T120">scale:</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Table_20_Heading">Very important</text:p>
            </table:table-cell>
            <table:table-cell table:style-name="Table16.A1" office:value-type="string">
              <text:p text:style-name="Table_20_Heading">Important</text:p>
            </table:table-cell>
            <table:table-cell table:style-name="Table16.A1" office:value-type="string">
              <text:p text:style-name="Table_20_Heading">A little bit important</text:p>
            </table:table-cell>
            <table:table-cell table:style-name="Table16.A1" office:value-type="string">
              <text:p text:style-name="Table_20_Heading">Not important</text:p>
            </table:table-cell>
            <table:table-cell table:style-name="Table16.A1" office:value-type="string">
              <text:p text:style-name="Table_20_Heading">No such source</text:p>
            </table:table-cell>
            <table:table-cell table:style-name="Table16.A1" office:value-type="string">
              <text:p text:style-name="Table_20_Heading">hard to say</text:p>
            </table:table-cell>
          </table:table-row>
        </table:table-header-rows>
        <table:table-row>
          <table:table-cell table:style-name="Table16.A1" office:value-type="string">
            <text:p text:style-name="Table_20_Contents">3</text:p>
          </table:table-cell>
          <table:table-cell table:style-name="Table16.A1" office:value-type="string">
            <text:p text:style-name="Table_20_Contents">2</text:p>
          </table:table-cell>
          <table:table-cell table:style-name="Table16.A1" office:value-type="string">
            <text:p text:style-name="Table_20_Contents">1</text:p>
          </table:table-cell>
          <table:table-cell table:style-name="Table16.A1" office:value-type="string">
            <text:p text:style-name="Table_20_Contents">0</text:p>
          </table:table-cell>
          <table:table-cell table:style-name="Table16.A1" office:value-type="string">
            <text:p text:style-name="Table_20_Contents">8</text:p>
          </table:table-cell>
          <table:table-cell table:style-name="Table16.A1" office:value-type="string">
            <text:p text:style-name="Table_20_Contents">9</text:p>
          </table:table-cell>
        </table:table-row>
      </table:table>
      <text:list text:style-name="L76">
        <text:list-item>
          <text:p text:style-name="P77">Newspapers became too expensive</text:p>
        </text:list-item>
        <text:list-item>
          <text:p text:style-name="P77">Things they write about are not interesting for me</text:p>
        </text:list-item>
        <text:list-item>
          <text:p text:style-name="P77">TV is enough for me</text:p>
        </text:list-item>
        <text:list-item>
          <text:p text:style-name="P77">Radio is enough for me</text:p>
        </text:list-item>
        <text:list-item>
          <text:p text:style-name="P77">Internet is enough for me</text:p>
        </text:list-item>
        <text:list-item>
          <text:p text:style-name="P77">Free-distributed press is enough for me</text:p>
        </text:list-item>
        <text:list-item>
          <text:p text:style-name="P77">Weeklies or monthlies are enough for me</text:p>
        </text:list-item>
        <text:list-item>
          <text:p text:style-name="P77">Newspapers are badly delivered</text:p>
        </text:list-item>
        <text:list-item>
          <text:p text:style-name="P77">Newspapers are stolen from my post box</text:p>
        </text:list-item>
        <text:list-item>
          <text:p text:style-name="P77">I have not time for this</text:p>
        </text:list-item>
        <text:list-item>
          <text:p text:style-name="P77">They do not have information that I need</text:p>
        </text:list-item>
        <text:list-item>
          <text:p text:style-name="P77">Other (What? Explain ______________________________)</text:p>
        </text:list-item>
      </text:list>
      <text:h text:style-name="Heading_20_2" text:outline-level="2">What magazines did you read last month? Please list all magazines that you came to read last month, including ordinary printed and Internet-magazines</text:h>
      <text:list text:style-name="L77">
        <text:list-item>
          <text:p text:style-name="Horizontal_20_Line"/>
        </text:list-item>
        <text:list-item>
          <text:p text:style-name="Horizontal_20_Line"/>
        </text:list-item>
        <text:list-item>
          <text:p text:style-name="Horizontal_20_Line"/>
        </text:list-item>
      </text:list>
      <text:h text:style-name="Heading_20_2" text:outline-level="2">Which TV channels do you watch no less than three times a week?</text:h>
      <text:list text:style-name="L78">
        <text:list-item>
          <text:p text:style-name="Horizontal_20_Line"/>
        </text:list-item>
        <text:list-item>
          <text:p text:style-name="Horizontal_20_Line"/>
        </text:list-item>
        <text:list-item>
          <text:p text:style-name="Horizontal_20_Line"/>
        </text:list-item>
      </text:list>
      <text:h text:style-name="Heading_20_2" text:outline-level="2">What radio stations do you listen to no less than three times a week?</text:h>
      <text:list text:style-name="L79">
        <text:list-item>
          <text:p text:style-name="Horizontal_20_Line"/>
        </text:list-item>
        <text:list-item>
          <text:p text:style-name="Horizontal_20_Line"/>
        </text:list-item>
        <text:list-item>
          <text:p text:style-name="Horizontal_20_Line"/>
        </text:list-item>
      </text:list>
      <text:h text:style-name="Heading_20_2" text:outline-level="2">From what of the listed sources do you get the following information? Choose one most frequently used source for each topic.</text:h>
      <text:p text:style-name="First_20_paragraph"><text:span text:style-name="T121">scal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header-rows>
          <table:table-row>
            <table:table-cell table:style-name="Table17.A1" office:value-type="string">
              <text:p text:style-name="Table_20_Heading">TV</text:p>
            </table:table-cell>
            <table:table-cell table:style-name="Table17.A1" office:value-type="string">
              <text:p text:style-name="Table_20_Heading">Radio</text:p>
            </table:table-cell>
            <table:table-cell table:style-name="Table17.A1" office:value-type="string">
              <text:p text:style-name="Table_20_Heading">Newspapers</text:p>
            </table:table-cell>
            <table:table-cell table:style-name="Table17.A1" office:value-type="string">
              <text:p text:style-name="Table_20_Heading">Magazines</text:p>
            </table:table-cell>
            <table:table-cell table:style-name="Table17.A1" office:value-type="string">
              <text:p text:style-name="Table_20_Heading">Internet</text:p>
            </table:table-cell>
            <table:table-cell table:style-name="Table17.A1" office:value-type="string">
              <text:p text:style-name="Table_20_Heading">Experience</text:p>
            </table:table-cell>
            <table:table-cell table:style-name="Table17.A1" office:value-type="string">
              <text:p text:style-name="Table_20_Heading">Do not get</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2</text:p>
          </table:table-cell>
          <table:table-cell table:style-name="Table17.A1" office:value-type="string">
            <text:p text:style-name="Table_20_Contents">3</text:p>
          </table:table-cell>
          <table:table-cell table:style-name="Table17.A1" office:value-type="string">
            <text:p text:style-name="Table_20_Contents">4</text:p>
          </table:table-cell>
          <table:table-cell table:style-name="Table17.A1" office:value-type="string">
            <text:p text:style-name="Table_20_Contents">5</text:p>
          </table:table-cell>
          <table:table-cell table:style-name="Table17.A1" office:value-type="string">
            <text:p text:style-name="Table_20_Contents">6</text:p>
          </table:table-cell>
          <table:table-cell table:style-name="Table17.A1" office:value-type="string">
            <text:p text:style-name="Table_20_Contents">9</text:p>
          </table:table-cell>
        </table:table-row>
      </table:table>
      <text:list text:style-name="L80">
        <text:list-item>
          <text:p text:style-name="P81">Political life in Russia</text:p>
        </text:list-item>
        <text:list-item>
          <text:p text:style-name="P81">Russian economy</text:p>
        </text:list-item>
        <text:list-item>
          <text:p text:style-name="P81">Mood in society</text:p>
        </text:list-item>
        <text:list-item>
          <text:p text:style-name="P81">Events in the Caucasus</text:p>
        </text:list-item>
        <text:list-item>
          <text:p text:style-name="P81">Political life in your region</text:p>
        </text:list-item>
        <text:list-item>
          <text:p text:style-name="P81">State of regional economy</text:p>
        </text:list-item>
        <text:list-item>
          <text:p text:style-name="P81">Work done by regional administration</text:p>
        </text:list-item>
        <text:list-item>
          <text:p text:style-name="P81">Work done by city or village administration</text:p>
        </text:list-item>
        <text:list-item>
          <text:p text:style-name="P81">Events in the world 10 .Sports, outcome of competitions</text:p>
        </text:list-item>
        <text:list-item>
          <text:p text:style-name="P81">Cultural events</text:p>
        </text:list-item>
        <text:list-item>
          <text:p text:style-name="P81">Information on goods on sale in shops</text:p>
        </text:list-item>
      </text:list>
      <text:h text:style-name="Heading_20_1" text:outline-level="1">Politics and society</text:h>
      <text:h text:style-name="Heading_20_2" text:outline-level="2">Which of the following events did you take part in 2010-2014?</text:h>
      <text:p text:style-name="First_20_paragraph"><text:span text:style-name="T122">scale:</text:span></text:p>
      <table:table table:name="Table18" table:style-name="Table18">
        <table:table-column table:style-name="Table18.A"/>
        <table:table-column table:style-name="Table18.B"/>
        <table:table-header-rows>
          <table:table-row>
            <table:table-cell table:style-name="Table18.A1" office:value-type="string">
              <text:p text:style-name="Table_20_Heading">Yes</text:p>
            </table:table-cell>
            <table:table-cell table:style-name="Table18.A1" office:value-type="string">
              <text:p text:style-name="Table_20_Heading">No</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2</text:p>
          </table:table-cell>
        </table:table-row>
      </table:table>
      <text:list text:style-name="L81">
        <text:list-item>
          <text:p text:style-name="P82">Signed a petition or an address</text:p>
        </text:list-item>
        <text:list-item>
          <text:p text:style-name="P82">Participated in congresses or conferences of public organizations</text:p>
        </text:list-item>
        <text:list-item>
          <text:p text:style-name="P82">Took part in strikes</text:p>
        </text:list-item>
        <text:list-item>
          <text:p text:style-name="P82">Participated in demonstrations or marches of protest</text:p>
        </text:list-item>
        <text:list-item>
          <text:p text:style-name="P82">Took part in rallies</text:p>
        </text:list-item>
        <text:list-item>
          <text:p text:style-name="P82">Wrote a letter to a newspaper</text:p>
        </text:list-item>
        <text:list-item>
          <text:p text:style-name="P82">Took part in an electoral campaign in the team of a candidate</text:p>
        </text:list-item>
        <text:list-item>
          <text:p text:style-name="P82">Voted in local elections</text:p>
        </text:list-item>
      </text:list>
      <text:h text:style-name="Heading_20_2" text:outline-level="2">Are you a member of a party or a social movement?</text:h>
      <text:list text:style-name="L82">
        <text:list-item>
          <text:p text:style-name="P83">Yes 1 [go to question XX]</text:p>
        </text:list-item>
        <text:list-item>
          <text:p text:style-name="P83">No 2 [go to question XX]</text:p>
        </text:list-item>
      </text:list>
      <text:h text:style-name="Heading_20_2" text:outline-level="2">What is the name of that party or a social movement?</text:h>
      <text:list text:style-name="L83">
        <text:list-item>
          <text:p text:style-name="Horizontal_20_Line"/>
        </text:list-item>
        <text:list-item>
          <text:p text:style-name="Horizontal_20_Line"/>
        </text:list-item>
        <text:list-item>
          <text:p text:style-name="Horizontal_20_Line"/>
        </text:list-item>
      </text:list>
      <text:h text:style-name="Heading_20_2" text:outline-level="2">In which of the following organizations you participate, or only formally belong without participation, or do not belong at all?</text:h>
      <text:p text:style-name="First_20_paragraph"><text:span text:style-name="T123">scale:</text:span></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Participate</text:p>
            </table:table-cell>
            <table:table-cell table:style-name="Table19.A1" office:value-type="string">
              <text:p text:style-name="Table_20_Heading">Formally belong, but do not participate</text:p>
            </table:table-cell>
            <table:table-cell table:style-name="Table19.A1" office:value-type="string">
              <text:p text:style-name="Table_20_Heading">Do not belong, and do not participate</text:p>
            </table:table-cell>
          </table:table-row>
        </table:table-header-rows>
        <table:table-row>
          <table:table-cell table:style-name="Table19.A1" office:value-type="string">
            <text:p text:style-name="Table_20_Contents">1</text:p>
          </table:table-cell>
          <table:table-cell table:style-name="Table19.A1" office:value-type="string">
            <text:p text:style-name="Table_20_Contents">2</text:p>
          </table:table-cell>
          <table:table-cell table:style-name="Table19.A1" office:value-type="string">
            <text:p text:style-name="Table_20_Contents">3</text:p>
          </table:table-cell>
        </table:table-row>
      </table:table>
      <text:list text:style-name="L84">
        <text:list-item>
          <text:p text:style-name="P85">Charity</text:p>
        </text:list-item>
        <text:list-item>
          <text:p text:style-name="P85">Religious</text:p>
        </text:list-item>
        <text:list-item>
          <text:p text:style-name="P85">Cultural, artist, organizations and groups</text:p>
        </text:list-item>
        <text:list-item>
          <text:p text:style-name="P85">Trade Unions</text:p>
        </text:list-item>
        <text:list-item>
          <text:p text:style-name="P85">Political parties</text:p>
        </text:list-item>
        <text:list-item>
          <text:p text:style-name="P85">Organisations in protection of minorities</text:p>
        </text:list-item>
        <text:list-item>
          <text:p text:style-name="P85">Environmental organization</text:p>
        </text:list-item>
        <text:list-item>
          <text:p text:style-name="P85">youth organizations (clubs)</text:p>
        </text:list-item>
        <text:list-item>
          <text:p text:style-name="P85">Women’s organizations (clubs)</text:p>
        </text:list-item>
        <text:list-item>
          <text:p text:style-name="P85">Sport clubs, associations</text:p>
        </text:list-item>
        <text:list-item>
          <text:p text:style-name="P85">Consumer organizations</text:p>
        </text:list-item>
        <text:list-item>
          <text:p text:style-name="P85">Formal or informal councils of residents or yard councils</text:p>
        </text:list-item>
        <text:list-item>
          <text:p text:style-name="P85">Hobby clubs (fishing, hunting)</text:p>
        </text:list-item>
        <text:list-item>
          <text:p text:style-name="P85">other clubs of organizations (specify ___________)</text:p>
        </text:list-item>
      </text:list>
      <text:h text:style-name="Heading_20_2" text:outline-level="2">To what extent do you trust the following authorities, public organizations or groups?</text:h>
      <text:p text:style-name="First_20_paragraph"><text:span text:style-name="T124">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Table_20_Heading">Fully trust</text:p>
            </table:table-cell>
            <table:table-cell table:style-name="Table20.A1" office:value-type="string">
              <text:p text:style-name="Table_20_Heading">Mainly trust</text:p>
            </table:table-cell>
            <table:table-cell table:style-name="Table20.A1" office:value-type="string">
              <text:p text:style-name="Table_20_Heading">Partially</text:p>
            </table:table-cell>
            <table:table-cell table:style-name="Table20.A1" office:value-type="string">
              <text:p text:style-name="Table_20_Heading">Mainly distrust</text:p>
            </table:table-cell>
            <table:table-cell table:style-name="Table20.A1" office:value-type="string">
              <text:p text:style-name="Table_20_Heading">Completely distrust</text:p>
            </table:table-cell>
            <table:table-cell table:style-name="Table20.A1" office:value-type="string">
              <text:p text:style-name="Table_20_Heading">Hard to say</text:p>
            </table:table-cell>
          </table:table-row>
        </table:table-header-rows>
        <table:table-row>
          <table:table-cell table:style-name="Table20.A1" office:value-type="string">
            <text:p text:style-name="Table_20_Contents">5</text:p>
          </table:table-cell>
          <table:table-cell table:style-name="Table20.A1" office:value-type="string">
            <text:p text:style-name="Table_20_Contents">4</text:p>
          </table:table-cell>
          <table:table-cell table:style-name="Table20.A1" office:value-type="string">
            <text:p text:style-name="Table_20_Contents">3</text:p>
          </table:table-cell>
          <table:table-cell table:style-name="Table20.A1" office:value-type="string">
            <text:p text:style-name="Table_20_Contents">2</text:p>
          </table:table-cell>
          <table:table-cell table:style-name="Table20.A1" office:value-type="string">
            <text:p text:style-name="Table_20_Contents">1</text:p>
          </table:table-cell>
          <table:table-cell table:style-name="Table20.A1" office:value-type="string">
            <text:p text:style-name="Table_20_Contents">9</text:p>
          </table:table-cell>
        </table:table-row>
      </table:table>
      <text:list text:style-name="L85">
        <text:list-item>
          <text:p text:style-name="P86">Council of the Federation</text:p>
        </text:list-item>
        <text:list-item>
          <text:p text:style-name="P86">State Duma</text:p>
        </text:list-item>
        <text:list-item>
          <text:p text:style-name="P86">President of Russia</text:p>
        </text:list-item>
        <text:list-item>
          <text:p text:style-name="P86">Government of Russia</text:p>
        </text:list-item>
        <text:list-item>
          <text:p text:style-name="P86">Regional administration</text:p>
        </text:list-item>
        <text:list-item>
          <text:p text:style-name="P86">Municipal, village administration</text:p>
        </text:list-item>
        <text:list-item>
          <text:p text:style-name="P86">Russian orthodox church</text:p>
        </text:list-item>
        <text:list-item>
          <text:p text:style-name="P86">Army</text:p>
        </text:list-item>
        <text:list-item>
          <text:p text:style-name="P86">Courts</text:p>
        </text:list-item>
        <text:list-item>
          <text:p text:style-name="P86">Police</text:p>
        </text:list-item>
        <text:list-item>
          <text:p text:style-name="P86">Trade unions</text:p>
        </text:list-item>
        <text:list-item>
          <text:p text:style-name="P86">Television</text:p>
        </text:list-item>
        <text:list-item>
          <text:p text:style-name="P86">Newspapers</text:p>
        </text:list-item>
        <text:list-item>
          <text:p text:style-name="P86">Banks</text:p>
        </text:list-item>
        <text:list-item>
          <text:p text:style-name="P86">Entrepreneurs</text:p>
        </text:list-item>
        <text:list-item>
          <text:p text:style-name="P86">Your sources of information in internet</text:p>
        </text:list-item>
      </text:list>
      <text:h text:style-name="Heading_20_2" text:outline-level="2">Generally speaking, would you say that people can be trusted or distrusted?</text:h>
      <text:list text:style-name="L86">
        <text:list-item>
          <text:p text:style-name="P87">People can always be trusted</text:p>
        </text:list-item>
        <text:list-item>
          <text:p text:style-name="P87">Most people can be trusted most of the time</text:p>
        </text:list-item>
        <text:list-item>
          <text:p text:style-name="P87">Some can be trusted, some cannot</text:p>
        </text:list-item>
        <text:list-item>
          <text:p text:style-name="P87">Most of the people cannot be trusted</text:p>
        </text:list-item>
        <text:list-item>
          <text:p text:style-name="P87">You can't trust people</text:p>
        </text:list-item>
        <text:list-item>
          <text:p text:style-name="P87">Can’t choose</text:p>
        </text:list-item>
      </text:list>
      <text:h text:style-name="Heading_20_2" text:outline-level="2">In general, how satisfied you are in</text:h>
      <text:p text:style-name="First_20_paragraph"><text:span text:style-name="T125">Scale:</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office:value-type="string">
              <text:p text:style-name="Table_20_Heading">Completely satisfied</text:p>
            </table:table-cell>
            <table:table-cell table:style-name="Table21.A1" office:value-type="string">
              <text:p text:style-name="Table_20_Heading">satisfied</text:p>
            </table:table-cell>
            <table:table-cell table:style-name="Table21.A1" office:value-type="string">
              <text:p text:style-name="Table_20_Heading">Not satisfied nor unsatisfied</text:p>
            </table:table-cell>
            <table:table-cell table:style-name="Table21.A1" office:value-type="string">
              <text:p text:style-name="Table_20_Heading">unsatisfied</text:p>
            </table:table-cell>
            <table:table-cell table:style-name="Table21.A1" office:value-type="string">
              <text:p text:style-name="Table_20_Heading">Completely unsatisfied</text:p>
            </table:table-cell>
            <table:table-cell table:style-name="Table21.A1" office:value-type="string">
              <text:p text:style-name="Table_20_Heading">Not applicaple</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cell table:style-name="Table21.A1" office:value-type="string">
            <text:p text:style-name="Table_20_Contents">3</text:p>
          </table:table-cell>
          <table:table-cell table:style-name="Table21.A1" office:value-type="string">
            <text:p text:style-name="Table_20_Contents">4</text:p>
          </table:table-cell>
          <table:table-cell table:style-name="Table21.A1" office:value-type="string">
            <text:p text:style-name="Table_20_Contents">5</text:p>
          </table:table-cell>
          <table:table-cell table:style-name="Table21.A1" office:value-type="string">
            <text:p text:style-name="Table_20_Contents">9</text:p>
          </table:table-cell>
        </table:table-row>
      </table:table>
      <text:list text:style-name="L87">
        <text:list-item>
          <text:p text:style-name="P88">the health care?</text:p>
        </text:list-item>
        <text:list-item>
          <text:p text:style-name="P88">educational system ?</text:p>
        </text:list-item>
        <text:list-item>
          <text:p text:style-name="P88">the way in which the government takes care of its duties?</text:p>
        </text:list-item>
        <text:list-item>
          <text:p text:style-name="P88">the way in which the Duma takes care of its duties?</text:p>
        </text:list-item>
        <text:list-item>
          <text:p text:style-name="P88">the way in which the President takes care of its duties?</text:p>
        </text:list-item>
        <text:list-item>
          <text:p text:style-name="P88">how politicians functions in Russia?</text:p>
        </text:list-item>
      </text:list>
      <text:h text:style-name="Heading_20_2" text:outline-level="2">Do you agree or disagree with following statements?</text:h>
      <text:p text:style-name="First_20_paragraph"><text:span text:style-name="T126">Scale:</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Completely agree</text:p>
            </table:table-cell>
            <table:table-cell table:style-name="Table22.A1" office:value-type="string">
              <text:p text:style-name="Table_20_Heading">Agree</text:p>
            </table:table-cell>
            <table:table-cell table:style-name="Table22.A1" office:value-type="string">
              <text:p text:style-name="Table_20_Heading">Not agree nor disagree</text:p>
            </table:table-cell>
            <table:table-cell table:style-name="Table22.A1" office:value-type="string">
              <text:p text:style-name="Table_20_Heading">Disagree</text:p>
            </table:table-cell>
            <table:table-cell table:style-name="Table22.A1" office:value-type="string">
              <text:p text:style-name="Table_20_Heading">Completely disagree</text:p>
            </table:table-cell>
            <table:table-cell table:style-name="Table22.A1" office:value-type="string">
              <text:p text:style-name="Table_20_Heading">Not applicaple</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cell table:style-name="Table22.A1" office:value-type="string">
            <text:p text:style-name="Table_20_Contents">4</text:p>
          </table:table-cell>
          <table:table-cell table:style-name="Table22.A1" office:value-type="string">
            <text:p text:style-name="Table_20_Contents">5</text:p>
          </table:table-cell>
          <table:table-cell table:style-name="Table22.A1" office:value-type="string">
            <text:p text:style-name="Table_20_Contents">9</text:p>
          </table:table-cell>
        </table:table-row>
      </table:table>
      <text:list text:style-name="L88">
        <text:list-item>
          <text:p text:style-name="P89">Income differences are too large in this country</text:p>
        </text:list-item>
        <text:list-item>
          <text:p text:style-name="P89">The government should provide decent standard of living for unemployed</text:p>
        </text:list-item>
        <text:list-item>
          <text:p text:style-name="P89">The government should spend less on benefits for the poor</text:p>
        </text:list-item>
        <text:list-item>
          <text:p text:style-name="P89">People should take more care of themselves</text:p>
        </text:list-item>
        <text:list-item>
          <text:p text:style-name="P89">People like me cannot influence what the government does</text:p>
        </text:list-item>
        <text:list-item>
          <text:p text:style-name="P89">Business should have more influence on how things are developing in society</text:p>
        </text:list-item>
        <text:list-item>
          <text:p text:style-name="P89">Interesting job is more important than money</text:p>
        </text:list-item>
        <text:list-item>
          <text:p text:style-name="P89">Country can only develope if it has good institutions like just courts and honest police</text:p>
        </text:list-item>
        <text:list-item>
          <text:p text:style-name="P89">A few strong leaders can do more for the country than all laws and demonstrations</text:p>
        </text:list-item>
      </text:list>
      <text:h text:style-name="Heading_20_2" text:outline-level="2">In your opinion, what is the main reason why there are some people in need in our country today?</text:h>
      <text:p text:style-name="First_20_paragraph"><text:span text:style-name="T127">Scale:</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Completely agree</text:p>
            </table:table-cell>
            <table:table-cell table:style-name="Table23.A1" office:value-type="string">
              <text:p text:style-name="Table_20_Heading">Agree</text:p>
            </table:table-cell>
            <table:table-cell table:style-name="Table23.A1" office:value-type="string">
              <text:p text:style-name="Table_20_Heading">Not agree nor disagree</text:p>
            </table:table-cell>
            <table:table-cell table:style-name="Table23.A1" office:value-type="string">
              <text:p text:style-name="Table_20_Heading">Disagree</text:p>
            </table:table-cell>
            <table:table-cell table:style-name="Table23.A1" office:value-type="string">
              <text:p text:style-name="Table_20_Heading">Completely disagree</text:p>
            </table:table-cell>
            <table:table-cell table:style-name="Table23.A1" office:value-type="string">
              <text:p text:style-name="Table_20_Heading">Not applicaple</text:p>
            </table:table-cell>
          </table:table-row>
        </table:table-header-rows>
        <table:table-row>
          <table:table-cell table:style-name="Table23.A1" office:value-type="string">
            <text:p text:style-name="Table_20_Contents">1</text:p>
          </table:table-cell>
          <table:table-cell table:style-name="Table23.A1" office:value-type="string">
            <text:p text:style-name="Table_20_Contents">2</text:p>
          </table:table-cell>
          <table:table-cell table:style-name="Table23.A1" office:value-type="string">
            <text:p text:style-name="Table_20_Contents">3</text:p>
          </table:table-cell>
          <table:table-cell table:style-name="Table23.A1" office:value-type="string">
            <text:p text:style-name="Table_20_Contents">4</text:p>
          </table:table-cell>
          <table:table-cell table:style-name="Table23.A1" office:value-type="string">
            <text:p text:style-name="Table_20_Contents">5</text:p>
          </table:table-cell>
          <table:table-cell table:style-name="Table23.A1" office:value-type="string">
            <text:p text:style-name="Table_20_Contents">9</text:p>
          </table:table-cell>
        </table:table-row>
      </table:table>
      <text:list text:style-name="L89">
        <text:list-item>
          <text:p text:style-name="P90">Because they have been unlucky</text:p>
        </text:list-item>
        <text:list-item>
          <text:p text:style-name="P90">Because of laziness and lack of willpower</text:p>
        </text:list-item>
        <text:list-item>
          <text:p text:style-name="P90">Because of injustice in our society</text:p>
        </text:list-item>
        <text:list-item>
          <text:p text:style-name="P90">It is an inevitable part of modern life</text:p>
        </text:list-item>
      </text:list>
      <text:h text:style-name="Heading_20_2" text:outline-level="2">Do you believe that your salary/earnings are just?</text:h>
      <text:list text:style-name="L90">
        <text:list-item>
          <text:p text:style-name="P91">Yes, they pay me a just salary 1 [TO QUESTION XX]</text:p>
        </text:list-item>
        <text:list-item>
          <text:p text:style-name="P91">No, they pay me an unjust salary 2 [TO QUESTION XX]</text:p>
        </text:list-item>
        <text:list-item>
          <text:p text:style-name="P91">NOT RELEVANT 8 [TO QUESTION XX]</text:p>
        </text:list-item>
        <text:list-item>
          <text:p text:style-name="P91">HARD TO SAY 9 [TO QUESTION XX]</text:p>
        </text:list-item>
      </text:list>
      <text:h text:style-name="Heading_20_2" text:outline-level="2">Which of the following makes you think that your salary/wages are just?</text:h>
      <text:p text:style-name="First_20_paragraph"><text:span text:style-name="T128">Scale:</text:span></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Yes</text:p>
            </table:table-cell>
            <table:table-cell table:style-name="Table24.A1" office:value-type="string">
              <text:p text:style-name="Table_20_Heading">No</text:p>
            </table:table-cell>
            <table:table-cell table:style-name="Table24.A1" office:value-type="string">
              <text:p text:style-name="Table_20_Heading">NOT RELEVANT</text:p>
            </table:table-cell>
          </table:table-row>
        </table:table-header-rows>
        <table:table-row>
          <table:table-cell table:style-name="Table24.A1" office:value-type="string">
            <text:p text:style-name="Table_20_Contents">1</text:p>
          </table:table-cell>
          <table:table-cell table:style-name="Table24.A1" office:value-type="string">
            <text:p text:style-name="Table_20_Contents">2</text:p>
          </table:table-cell>
          <table:table-cell table:style-name="Table24.A1" office:value-type="string">
            <text:p text:style-name="Table_20_Contents">9</text:p>
          </table:table-cell>
        </table:table-row>
      </table:table>
      <text:list text:style-name="L91">
        <text:list-item>
          <text:p text:style-name="P92">My salary corresponds to the volume of work that I do</text:p>
        </text:list-item>
        <text:list-item>
          <text:p text:style-name="P92">They account for my skills, experience</text:p>
        </text:list-item>
        <text:list-item>
          <text:p text:style-name="P92">They account for the responsibility that I bear</text:p>
        </text:list-item>
        <text:list-item>
          <text:p text:style-name="P92">My earnings reflect my place in management</text:p>
        </text:list-item>
        <text:list-item>
          <text:p text:style-name="P92">They account for overwork that I do</text:p>
        </text:list-item>
        <text:list-item>
          <text:p text:style-name="P92">The payment takes into account my zeal, my diligence</text:p>
        </text:list-item>
        <text:list-item>
          <text:p text:style-name="P92">The payment accounts for the work conditions at my workplace</text:p>
        </text:list-item>
        <text:list-item>
          <text:p text:style-name="P92">On my enterprise other workers with a job like mine get the same salary</text:p>
        </text:list-item>
        <text:list-item>
          <text:p text:style-name="P92">Other enterprises pay the same salary</text:p>
        </text:list-item>
        <text:list-item>
          <text:p text:style-name="P92">My salary is similar to the salary of workers in other countries doing a job like mine</text:p>
        </text:list-item>
        <text:list-item>
          <text:p text:style-name="P92">My salary shows that the enterprise management respects employees</text:p>
        </text:list-item>
        <text:list-item>
          <text:p text:style-name="P92">The enterprise is in such condition that one cannot count on a higher salary</text:p>
        </text:list-item>
        <text:list-item>
          <text:p text:style-name="P92">My salary is good enough to lead a normal, decent life</text:p>
        </text:list-item>
        <text:list-item>
          <text:p text:style-name="P92">I regard my salary is good enough anyway</text:p>
        </text:list-item>
      </text:list>
      <text:h text:style-name="Heading_20_2" text:outline-level="2">Which of the following makes you think so?</text:h>
      <text:p text:style-name="First_20_paragraph"><text:span text:style-name="T129">Scale:</text:span></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Table_20_Heading">Yes</text:p>
            </table:table-cell>
            <table:table-cell table:style-name="Table25.A1" office:value-type="string">
              <text:p text:style-name="Table_20_Heading">No</text:p>
            </table:table-cell>
            <table:table-cell table:style-name="Table25.A1" office:value-type="string">
              <text:p text:style-name="Table_20_Heading">NOT RELEVANT</text:p>
            </table:table-cell>
          </table:table-row>
        </table:table-header-rows>
        <table:table-row>
          <table:table-cell table:style-name="Table25.A1" office:value-type="string">
            <text:p text:style-name="Table_20_Contents">1</text:p>
          </table:table-cell>
          <table:table-cell table:style-name="Table25.A1" office:value-type="string">
            <text:p text:style-name="Table_20_Contents">2</text:p>
          </table:table-cell>
          <table:table-cell table:style-name="Table25.A1" office:value-type="string">
            <text:p text:style-name="Table_20_Contents">9</text:p>
          </table:table-cell>
        </table:table-row>
      </table:table>
      <text:list text:style-name="L92">
        <text:list-item>
          <text:p text:style-name="P93">My salary is too small for the amount of work that I do</text:p>
        </text:list-item>
        <text:list-item>
          <text:p text:style-name="P93">My salary does not account for my skills, experience</text:p>
        </text:list-item>
        <text:list-item>
          <text:p text:style-name="P93">My salary does not take into account the responsibility that I bear at my workplace</text:p>
        </text:list-item>
        <text:list-item>
          <text:p text:style-name="P93">My salary does not account for my managerial functions</text:p>
        </text:list-item>
        <text:list-item>
          <text:p text:style-name="P93">My salary does not account for the overwork that I do</text:p>
        </text:list-item>
        <text:list-item>
          <text:p text:style-name="P93">The salary is too low for a worker of my zeal and diligence</text:p>
        </text:list-item>
        <text:list-item>
          <text:p text:style-name="P93">The salary is too low for the work conditions at my workplace</text:p>
        </text:list-item>
        <text:list-item>
          <text:p text:style-name="P93">Managers mistreat me, show me no respect</text:p>
        </text:list-item>
        <text:list-item>
          <text:p text:style-name="P93">Other workers at my enterprise in similar positions get higher wages</text:p>
        </text:list-item>
        <text:list-item>
          <text:p text:style-name="P93">I know that other enterprises pay more for a job like mine</text:p>
        </text:list-item>
        <text:list-item>
          <text:p text:style-name="P93">I know that in other countries they pay more for a job like mine</text:p>
        </text:list-item>
        <text:list-item>
          <text:p text:style-name="P93">Owners of the enterprise get wealthy and pay a pittance to me as a salary</text:p>
        </text:list-item>
        <text:list-item>
          <text:p text:style-name="P93">My salary is not good enough to lead a normal decent life</text:p>
        </text:list-item>
        <text:list-item>
          <text:p text:style-name="P93">I believe that such a salary is demeaning</text:p>
        </text:list-item>
      </text:list>
      <text:h text:style-name="Heading_20_2" text:outline-level="2">In your opinion why is your salary so low ? Choose no more than two options from the list</text:h>
      <text:list text:style-name="L93">
        <text:list-item>
          <text:p text:style-name="P94">Other workers like me who try to get an advantage over their colleagues 1</text:p>
        </text:list-item>
        <text:list-item>
          <text:p text:style-name="P94">My immediate higher-ups 2</text:p>
        </text:list-item>
        <text:list-item>
          <text:p text:style-name="P94">The top managers of the enterprise where I work 3</text:p>
        </text:list-item>
        <text:list-item>
          <text:p text:style-name="P94">Owners of the enterprise 4</text:p>
        </text:list-item>
        <text:list-item>
          <text:p text:style-name="P94">State bureaucrats 5</text:p>
        </text:list-item>
        <text:list-item>
          <text:p text:style-name="P94">Such is the state of economy 6</text:p>
        </text:list-item>
        <text:list-item>
          <text:p text:style-name="P94">The country’s tradition to underpay workers 7</text:p>
        </text:list-item>
        <text:list-item>
          <text:p text:style-name="P94">Bad laws, rules and norms that regulate the labor payment 8</text:p>
        </text:list-item>
        <text:list-item>
          <text:p text:style-name="P94">I myself 9</text:p>
        </text:list-item>
        <text:list-item>
          <text:p text:style-name="P94">Migrants who agreed to pay for low wages 10</text:p>
        </text:list-item>
        <text:list-item>
          <text:p text:style-name="P94">OTHER (WHAT?) 88</text:p>
        </text:list-item>
        <text:list-item>
          <text:p text:style-name="P94">HARD TO SAY 99</text:p>
        </text:list-item>
      </text:list>
      <text:h text:style-name="Heading_20_2" text:outline-level="2">Let talk for a moment about the country as a whole. How often do you think the following conditions must influence the salary level in our country?</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26.A1" office:value-type="string">
              <text:p text:style-name="Table_20_Heading">Must always</text:p>
            </table:table-cell>
            <table:table-cell table:style-name="Table26.A1" office:value-type="string">
              <text:p text:style-name="Table_20_Heading">influence</text:p>
            </table:table-cell>
            <table:table-cell table:style-name="Table26.A1" office:value-type="string">
              <text:p text:style-name="Table_20_Heading">As a rule must influence</text:p>
            </table:table-cell>
            <table:table-cell table:style-name="Table26.A1" office:value-type="string">
              <text:p text:style-name="Table_20_Heading">Sometimes must, sometimes must not</text:p>
            </table:table-cell>
            <table:table-cell table:style-name="Table26.A1" office:value-type="string">
              <text:p text:style-name="Table_20_Heading">As a rule must not influence</text:p>
            </table:table-cell>
            <table:table-cell table:style-name="Table26.A1" office:value-type="string">
              <text:p text:style-name="Table_20_Heading">Must never influence</text:p>
            </table:table-cell>
          </table:table-row>
        </table:table-header-rows>
        <table:table-row>
          <table:table-cell table:style-name="Table26.A1" office:value-type="string">
            <text:p text:style-name="Table_20_Contents">5</text:p>
          </table:table-cell>
          <table:table-cell table:style-name="Table26.A1" office:value-type="string">
            <text:p text:style-name="Table_20_Contents">4</text:p>
          </table:table-cell>
          <table:table-cell table:style-name="Table26.A1" office:value-type="string">
            <text:p text:style-name="Table_20_Contents">3</text:p>
          </table:table-cell>
          <table:table-cell table:style-name="Table26.A1" office:value-type="string">
            <text:p text:style-name="Table_20_Contents">2</text:p>
          </table:table-cell>
          <table:table-cell table:style-name="Table26.A1" office:value-type="string">
            <text:p text:style-name="Table_20_Contents">1</text:p>
          </table:table-cell>
          <table:table-cell table:style-name="Table26.A1" office:value-type="string">
            <text:p text:style-name="Table_20_Contents">9</text:p>
          </table:table-cell>
        </table:table-row>
      </table:table>
      <text:list text:style-name="L94">
        <text:list-item>
          <text:p text:style-name="P95">Level of education</text:p>
        </text:list-item>
        <text:list-item>
          <text:p text:style-name="P95">Labor conditions</text:p>
        </text:list-item>
        <text:list-item>
          <text:p text:style-name="P95">Hard work, work zeal</text:p>
        </text:list-item>
        <text:list-item>
          <text:p text:style-name="P95">An ability to do one’s work well</text:p>
        </text:list-item>
        <text:list-item>
          <text:p text:style-name="P95">Skills, professionalism</text:p>
        </text:list-item>
        <text:list-item>
          <text:p text:style-name="P95">Responsible attitude to work</text:p>
        </text:list-item>
        <text:list-item>
          <text:p text:style-name="P95">Seniority at work</text:p>
        </text:list-item>
        <text:list-item>
          <text:p text:style-name="P95">Gender</text:p>
        </text:list-item>
        <text:list-item>
          <text:p text:style-name="P95">Input into the work of the work collective</text:p>
        </text:list-item>
        <text:list-item>
          <text:p text:style-name="P95">Useful connections</text:p>
        </text:list-item>
        <text:list-item>
          <text:p text:style-name="P95">Managerial positions</text:p>
        </text:list-item>
        <text:list-item>
          <text:p text:style-name="P95">Ability to do business</text:p>
        </text:list-item>
      </text:list>
      <text:h text:style-name="Heading_20_2" text:outline-level="2">And on what does the salary level depends on at present? Evaluate the influence of each condition using the same scale.</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header-rows>
          <table:table-row>
            <table:table-cell table:style-name="Table27.A1" office:value-type="string">
              <text:p text:style-name="Table_20_Heading">Must always</text:p>
            </table:table-cell>
            <table:table-cell table:style-name="Table27.A1" office:value-type="string">
              <text:p text:style-name="Table_20_Heading">influence</text:p>
            </table:table-cell>
            <table:table-cell table:style-name="Table27.A1" office:value-type="string">
              <text:p text:style-name="Table_20_Heading">As a rule must influence</text:p>
            </table:table-cell>
            <table:table-cell table:style-name="Table27.A1" office:value-type="string">
              <text:p text:style-name="Table_20_Heading">Sometimes must, sometimes must not</text:p>
            </table:table-cell>
            <table:table-cell table:style-name="Table27.A1" office:value-type="string">
              <text:p text:style-name="Table_20_Heading">As a rule must not influence</text:p>
            </table:table-cell>
            <table:table-cell table:style-name="Table27.A1" office:value-type="string">
              <text:p text:style-name="Table_20_Heading">Must never influence</text:p>
            </table:table-cell>
          </table:table-row>
        </table:table-header-rows>
        <table:table-row>
          <table:table-cell table:style-name="Table27.A1" office:value-type="string">
            <text:p text:style-name="Table_20_Contents">5</text:p>
          </table:table-cell>
          <table:table-cell table:style-name="Table27.A1" office:value-type="string">
            <text:p text:style-name="Table_20_Contents">4</text:p>
          </table:table-cell>
          <table:table-cell table:style-name="Table27.A1" office:value-type="string">
            <text:p text:style-name="Table_20_Contents">3</text:p>
          </table:table-cell>
          <table:table-cell table:style-name="Table27.A1" office:value-type="string">
            <text:p text:style-name="Table_20_Contents">2</text:p>
          </table:table-cell>
          <table:table-cell table:style-name="Table27.A1" office:value-type="string">
            <text:p text:style-name="Table_20_Contents">1</text:p>
          </table:table-cell>
          <table:table-cell table:style-name="Table27.A1" office:value-type="string">
            <text:p text:style-name="Table_20_Contents">9</text:p>
          </table:table-cell>
        </table:table-row>
      </table:table>
      <text:list text:style-name="L95">
        <text:list-item>
          <text:p text:style-name="P96">Level of education</text:p>
        </text:list-item>
        <text:list-item>
          <text:p text:style-name="P96">Labor conditions</text:p>
        </text:list-item>
        <text:list-item>
          <text:p text:style-name="P96">Hard work, work zeal</text:p>
        </text:list-item>
        <text:list-item>
          <text:p text:style-name="P96">An ability to do one’s work well</text:p>
        </text:list-item>
        <text:list-item>
          <text:p text:style-name="P96">Skills, professionalism</text:p>
        </text:list-item>
        <text:list-item>
          <text:p text:style-name="P96">Responsible attitude to work</text:p>
        </text:list-item>
        <text:list-item>
          <text:p text:style-name="P96">Seniority at work</text:p>
        </text:list-item>
        <text:list-item>
          <text:p text:style-name="P96">Gender</text:p>
        </text:list-item>
        <text:list-item>
          <text:p text:style-name="P96">Input into the work of the work collective</text:p>
        </text:list-item>
        <text:list-item>
          <text:p text:style-name="P96">Useful connections</text:p>
        </text:list-item>
        <text:list-item>
          <text:p text:style-name="P96">Managerial positions</text:p>
        </text:list-item>
        <text:list-item>
          <text:p text:style-name="P96">Ability to do business</text:p>
        </text:list-item>
      </text:list>
      <text:h text:style-name="Heading_20_1" text:outline-level="1">Values and convictions</text:h>
      <text:h text:style-name="Heading_20_2" text:outline-level="2">Are you a believer?</text:h>
      <text:list text:style-name="L96">
        <text:list-item>
          <text:p text:style-name="P97">Yes</text:p>
        </text:list-item>
        <text:list-item>
          <text:p text:style-name="P97">No</text:p>
        </text:list-item>
      </text:list>
      <text:h text:style-name="Heading_20_2" text:outline-level="2">To which confession do you belong?</text:h>
      <text:list text:style-name="L97">
        <text:list-item>
          <text:p text:style-name="P98">Orthodox</text:p>
        </text:list-item>
        <text:list-item>
          <text:p text:style-name="P98">Islam</text:p>
        </text:list-item>
        <text:list-item>
          <text:p text:style-name="P98">Protestantism</text:p>
        </text:list-item>
        <text:list-item>
          <text:p text:style-name="P98">Catholism</text:p>
        </text:list-item>
        <text:list-item>
          <text:p text:style-name="P98">Baptism</text:p>
        </text:list-item>
        <text:list-item>
          <text:p text:style-name="P98">Jewish<text:line-break/></text:p>
        </text:list-item>
        <text:list-item>
          <text:p text:style-name="P98">Buddism<text:line-break/></text:p>
        </text:list-item>
        <text:list-item>
          <text:p text:style-name="P98">Krishanism</text:p>
        </text:list-item>
        <text:list-item>
          <text:p text:style-name="P98">I believe in God but do not identify as a specific religion<text:line-break/></text:p>
        </text:list-item>
        <text:list-item>
          <text:p text:style-name="P98">Other</text:p>
        </text:list-item>
        <text:list-item>
          <text:p text:style-name="P98">Don’t know</text:p>
        </text:list-item>
      </text:list>
      <text:h text:style-name="Heading_20_2" text:outline-level="2">Which group or groups do you feel like you belong to? (Valdai Groupin Identiteetti-kyselyn kysymys)</text:h>
      <text:list text:style-name="L98">
        <text:list-item>
          <text:p text:style-name="P99">Middle class</text:p>
        </text:list-item>
        <text:list-item>
          <text:p text:style-name="P99">Pensioners</text:p>
        </text:list-item>
        <text:list-item>
          <text:p text:style-name="P99">Russians</text:p>
        </text:list-item>
        <text:list-item>
          <text:p text:style-name="P99">Christians or Orthodox Christians</text:p>
        </text:list-item>
        <text:list-item>
          <text:p text:style-name="P99">Russian citizen</text:p>
        </text:list-item>
        <text:list-item>
          <text:p text:style-name="P99">Working people</text:p>
        </text:list-item>
        <text:list-item>
          <text:p text:style-name="P99">Intelligentsija</text:p>
        </text:list-item>
        <text:list-item>
          <text:p text:style-name="P99">Resident of big city</text:p>
        </text:list-item>
        <text:list-item>
          <text:p text:style-name="P99">Rural dveller</text:p>
        </text:list-item>
        <text:list-item>
          <text:p text:style-name="P99">Professional, specialists</text:p>
        </text:list-item>
        <text:list-item>
          <text:p text:style-name="P99">European</text:p>
        </text:list-item>
        <text:list-item>
          <text:p text:style-name="P99">Liberal</text:p>
        </text:list-item>
        <text:list-item>
          <text:p text:style-name="P99">Other</text:p>
        </text:list-item>
        <text:list-item>
          <text:p text:style-name="P99">Don’t know</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header-rows>
          <table:table-row>
            <table:table-cell table:style-name="Table28.A1" office:value-type="string">
              <text:p text:style-name="Table_20_Heading">Citizens</text:p>
            </table:table-cell>
            <table:table-cell table:style-name="Table28.A1" office:value-type="string">
              <text:p text:style-name="Table_20_Heading">Private companies</text:p>
            </table:table-cell>
            <table:table-cell table:style-name="Table28.A1" office:value-type="string">
              <text:p text:style-name="Table_20_Heading">Local authorities</text:p>
            </table:table-cell>
            <table:table-cell table:style-name="Table28.A1" office:value-type="string">
              <text:p text:style-name="Table_20_Heading">Regional authorities</text:p>
            </table:table-cell>
            <table:table-cell table:style-name="Table28.A1" office:value-type="string">
              <text:p text:style-name="Table_20_Heading">State, federal power</text:p>
            </table:table-cell>
            <table:table-cell table:style-name="Table28.A1" office:value-type="string">
              <text:p text:style-name="Table_20_Heading">NGO</text:p>
            </table:table-cell>
          </table:table-row>
        </table:table-header-rows>
        <table:table-row>
          <table:table-cell table:style-name="Table28.A1" office:value-type="string">
            <text:p text:style-name="Table_20_Contents">1</text:p>
          </table:table-cell>
          <table:table-cell table:style-name="Table28.A1" office:value-type="string">
            <text:p text:style-name="Table_20_Contents">2</text:p>
          </table:table-cell>
          <table:table-cell table:style-name="Table28.A1" office:value-type="string">
            <text:p text:style-name="Table_20_Contents">3</text:p>
          </table:table-cell>
          <table:table-cell table:style-name="Table28.A1" office:value-type="string">
            <text:p text:style-name="Table_20_Contents">4</text:p>
          </table:table-cell>
          <table:table-cell table:style-name="Table28.A1" office:value-type="string">
            <text:p text:style-name="Table_20_Contents">5</text:p>
          </table:table-cell>
          <table:table-cell table:style-name="Table28.A1" office:value-type="string">
            <text:p text:style-name="Table_20_Contents">6</text:p>
          </table:table-cell>
        </table:table-row>
      </table:table>
      <text:list text:style-name="L99">
        <text:list-item>
          <text:p text:style-name="P100">Taking care of children</text:p>
        </text:list-item>
        <text:list-item>
          <text:p text:style-name="P100">Taking care of the elderly</text:p>
        </text:list-item>
        <text:list-item>
          <text:p text:style-name="P100">Taking care of people with disabilities</text:p>
        </text:list-item>
        <text:list-item>
          <text:p text:style-name="P100">Taking care of orphans</text:p>
        </text:list-item>
        <text:list-item>
          <text:p text:style-name="P100">Communal services</text:p>
        </text:list-item>
        <text:list-item>
          <text:p text:style-name="P100">Leisure institutions</text:p>
        </text:list-item>
        <text:list-item>
          <text:p text:style-name="P100">Medical care</text:p>
        </text:list-item>
        <text:list-item>
          <text:p text:style-name="P100">Schools</text:p>
        </text:list-item>
        <text:list-item>
          <text:p text:style-name="P100">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130">Scale:</text:span></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header-rows>
          <table:table-row>
            <table:table-cell table:style-name="Table29.A1" office:value-type="string">
              <text:p text:style-name="Table_20_Heading">very important</text:p>
            </table:table-cell>
            <table:table-cell table:style-name="Table29.A1" office:value-type="string">
              <text:p text:style-name="Table_20_Heading">Important</text:p>
            </table:table-cell>
            <table:table-cell table:style-name="Table29.A1" office:value-type="string">
              <text:p text:style-name="Table_20_Heading">Not important nor unimportant</text:p>
            </table:table-cell>
            <table:table-cell table:style-name="Table29.A1" office:value-type="string">
              <text:p text:style-name="Table_20_Heading">unimportant</text:p>
            </table:table-cell>
            <table:table-cell table:style-name="Table29.A1" office:value-type="string">
              <text:p text:style-name="Table_20_Heading">Completely unimportant</text:p>
            </table:table-cell>
            <table:table-cell table:style-name="Table29.A1" office:value-type="string">
              <text:p text:style-name="Table_20_Heading">Hard to say</text:p>
            </table:table-cell>
          </table:table-row>
        </table:table-header-rows>
        <table:table-row>
          <table:table-cell table:style-name="Table29.A1" office:value-type="string">
            <text:p text:style-name="Table_20_Contents">1</text:p>
          </table:table-cell>
          <table:table-cell table:style-name="Table29.A1" office:value-type="string">
            <text:p text:style-name="Table_20_Contents">2</text:p>
          </table:table-cell>
          <table:table-cell table:style-name="Table29.A1" office:value-type="string">
            <text:p text:style-name="Table_20_Contents">3</text:p>
          </table:table-cell>
          <table:table-cell table:style-name="Table29.A1" office:value-type="string">
            <text:p text:style-name="Table_20_Contents">4</text:p>
          </table:table-cell>
          <table:table-cell table:style-name="Table29.A1" office:value-type="string">
            <text:p text:style-name="Table_20_Contents">5</text:p>
          </table:table-cell>
          <table:table-cell table:style-name="Table29.A1" office:value-type="string">
            <text:p text:style-name="Table_20_Contents">9</text:p>
          </table:table-cell>
        </table:table-row>
      </table:table>
      <text:list text:style-name="L100">
        <text:list-item>
          <text:p text:style-name="P101">Rich parents</text:p>
        </text:list-item>
        <text:list-item>
          <text:p text:style-name="P101">Relatives in managerial positions</text:p>
        </text:list-item>
        <text:list-item>
          <text:p text:style-name="P101">Good education</text:p>
        </text:list-item>
        <text:list-item>
          <text:p text:style-name="P101">Useful connections</text:p>
        </text:list-item>
        <text:list-item>
          <text:p text:style-name="P101">Hard work</text:p>
        </text:list-item>
        <text:list-item>
          <text:p text:style-name="P101">Persistence in achieving one’s goals</text:p>
        </text:list-item>
        <text:list-item>
          <text:p text:style-name="P101">Ability to take risks</text:p>
        </text:list-item>
        <text:list-item>
          <text:p text:style-name="P101">Ambition, ability to set lofty goals</text:p>
        </text:list-item>
        <text:list-item>
          <text:p text:style-name="P101">Gift of intellect</text:p>
        </text:list-item>
        <text:list-item>
          <text:p text:style-name="P101">Living in a capital</text:p>
        </text:list-item>
        <text:list-item>
          <text:p text:style-name="P101">Connections abroad</text:p>
        </text:list-item>
        <text:list-item>
          <text:p text:style-name="P101">Charm, communicative skills</text:p>
        </text:list-item>
        <text:list-item>
          <text:p text:style-name="P101">Correct political views</text:p>
        </text:list-item>
        <text:list-item>
          <text:p text:style-name="P101">Right ethnic background</text:p>
        </text:list-item>
        <text:list-item>
          <text:p text:style-name="P101">Honesty</text:p>
        </text:list-item>
        <text:list-item>
          <text:p text:style-name="P101">Law abidance</text:p>
        </text:list-item>
        <text:list-item>
          <text:p text:style-name="P101">Independence</text:p>
        </text:list-item>
        <text:list-item>
          <text:p text:style-name="P101">Luck</text:p>
        </text:list-item>
      </text:list>
      <text:h text:style-name="Heading_20_2" text:outline-level="2">Evaluate how important are these qualities for advancement in contemporary Russian society.</text:h>
      <text:p text:style-name="First_20_paragraph"><text:span text:style-name="T131">Sca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table-cell table:style-name="Table30.A1" office:value-type="string">
              <text:p text:style-name="Table_20_Heading">very important</text:p>
            </table:table-cell>
            <table:table-cell table:style-name="Table30.A1" office:value-type="string">
              <text:p text:style-name="Table_20_Heading">Important</text:p>
            </table:table-cell>
            <table:table-cell table:style-name="Table30.A1" office:value-type="string">
              <text:p text:style-name="Table_20_Heading">Not important nor unimportant</text:p>
            </table:table-cell>
            <table:table-cell table:style-name="Table30.A1" office:value-type="string">
              <text:p text:style-name="Table_20_Heading">unimportant</text:p>
            </table:table-cell>
            <table:table-cell table:style-name="Table30.A1" office:value-type="string">
              <text:p text:style-name="Table_20_Heading">Completely unimportant</text:p>
            </table:table-cell>
            <table:table-cell table:style-name="Table30.A1" office:value-type="string">
              <text:p text:style-name="Table_20_Heading">Hard to say</text:p>
            </table:table-cell>
          </table:table-row>
        </table:table-header-rows>
        <table:table-row>
          <table:table-cell table:style-name="Table30.A1" office:value-type="string">
            <text:p text:style-name="Table_20_Contents">1</text:p>
          </table:table-cell>
          <table:table-cell table:style-name="Table30.A1" office:value-type="string">
            <text:p text:style-name="Table_20_Contents">2</text:p>
          </table:table-cell>
          <table:table-cell table:style-name="Table30.A1" office:value-type="string">
            <text:p text:style-name="Table_20_Contents">3</text:p>
          </table:table-cell>
          <table:table-cell table:style-name="Table30.A1" office:value-type="string">
            <text:p text:style-name="Table_20_Contents">4</text:p>
          </table:table-cell>
          <table:table-cell table:style-name="Table30.A1" office:value-type="string">
            <text:p text:style-name="Table_20_Contents">5</text:p>
          </table:table-cell>
          <table:table-cell table:style-name="Table30.A1" office:value-type="string">
            <text:p text:style-name="Table_20_Contents">9</text:p>
          </table:table-cell>
        </table:table-row>
      </table:table>
      <text:list text:style-name="L101">
        <text:list-item>
          <text:p text:style-name="P102">Rich parents</text:p>
        </text:list-item>
        <text:list-item>
          <text:p text:style-name="P102">Relatives in managerial positions</text:p>
        </text:list-item>
        <text:list-item>
          <text:p text:style-name="P102">Good education</text:p>
        </text:list-item>
        <text:list-item>
          <text:p text:style-name="P102">Useful connections</text:p>
        </text:list-item>
        <text:list-item>
          <text:p text:style-name="P102">Hard work</text:p>
        </text:list-item>
        <text:list-item>
          <text:p text:style-name="P102">Persistence in achieving one’s goals</text:p>
        </text:list-item>
        <text:list-item>
          <text:p text:style-name="P102">Ability to take risks</text:p>
        </text:list-item>
        <text:list-item>
          <text:p text:style-name="P102">Ambition, ability to set lofty goals</text:p>
        </text:list-item>
        <text:list-item>
          <text:p text:style-name="P102">Gift of intellect</text:p>
        </text:list-item>
        <text:list-item>
          <text:p text:style-name="P102">Living in a capital</text:p>
        </text:list-item>
        <text:list-item>
          <text:p text:style-name="P102">Connections abroad</text:p>
        </text:list-item>
        <text:list-item>
          <text:p text:style-name="P102">Charm, communicative skills</text:p>
        </text:list-item>
        <text:list-item>
          <text:p text:style-name="P102">Correct political views</text:p>
        </text:list-item>
        <text:list-item>
          <text:p text:style-name="P102">Right ethnic background</text:p>
        </text:list-item>
        <text:list-item>
          <text:p text:style-name="P102">Honesty</text:p>
        </text:list-item>
        <text:list-item>
          <text:p text:style-name="P102">Law abidance</text:p>
        </text:list-item>
        <text:list-item>
          <text:p text:style-name="P102">Independence</text:p>
        </text:list-item>
        <text:list-item>
          <text:p text:style-name="P102">Luck</text:p>
        </text:list-item>
      </text:list>
      <text:h text:style-name="Heading_20_2" text:outline-level="2">To which ethnicity do you refer yourself?</text:h>
      <text:list text:style-name="L102">
        <text:list-item>
          <text:p text:style-name="P103">Russian</text:p>
        </text:list-item>
        <text:list-item>
          <text:p text:style-name="P103">Ukrainian</text:p>
        </text:list-item>
        <text:list-item>
          <text:p text:style-name="P103">Tatar</text:p>
        </text:list-item>
        <text:list-item>
          <text:p text:style-name="P103">Chuvash</text:p>
        </text:list-item>
        <text:list-item>
          <text:p text:style-name="P103">Belorussian</text:p>
        </text:list-item>
        <text:list-item>
          <text:p text:style-name="P103">Jewish</text:p>
        </text:list-item>
        <text:list-item>
          <text:p text:style-name="P103">Other, specify which _______________________</text:p>
        </text:list-item>
        <text:list-item>
          <text:p text:style-name="P103">Hard to say</text:p>
        </text:list-item>
      </text:list>
      <text:h text:style-name="Heading_20_2" text:outline-level="2">How acute conflicts do you see between these dimensions?</text:h>
      <text:p text:style-name="First_20_paragraph"><text:span text:style-name="T132">Scale:</text:span></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table-cell table:style-name="Table31.A1" office:value-type="string">
              <text:p text:style-name="Table_20_Heading">very serious</text:p>
            </table:table-cell>
            <table:table-cell table:style-name="Table31.A1" office:value-type="string">
              <text:p text:style-name="Table_20_Heading">serious</text:p>
            </table:table-cell>
            <table:table-cell table:style-name="Table31.A1" office:value-type="string">
              <text:p text:style-name="Table_20_Heading">Not serious nor less serious</text:p>
            </table:table-cell>
            <table:table-cell table:style-name="Table31.A1" office:value-type="string">
              <text:p text:style-name="Table_20_Heading">less serious</text:p>
            </table:table-cell>
            <table:table-cell table:style-name="Table31.A1" office:value-type="string">
              <text:p text:style-name="Table_20_Heading">Completely less serious</text:p>
            </table:table-cell>
            <table:table-cell table:style-name="Table31.A1" office:value-type="string">
              <text:p text:style-name="Table_20_Heading">Hard to say</text:p>
            </table:table-cell>
          </table:table-row>
        </table:table-header-rows>
        <table:table-row>
          <table:table-cell table:style-name="Table31.A1" office:value-type="string">
            <text:p text:style-name="Table_20_Contents">1</text:p>
          </table:table-cell>
          <table:table-cell table:style-name="Table31.A1" office:value-type="string">
            <text:p text:style-name="Table_20_Contents">2</text:p>
          </table:table-cell>
          <table:table-cell table:style-name="Table31.A1" office:value-type="string">
            <text:p text:style-name="Table_20_Contents">3</text:p>
          </table:table-cell>
          <table:table-cell table:style-name="Table31.A1" office:value-type="string">
            <text:p text:style-name="Table_20_Contents">4</text:p>
          </table:table-cell>
          <table:table-cell table:style-name="Table31.A1" office:value-type="string">
            <text:p text:style-name="Table_20_Contents">5</text:p>
          </table:table-cell>
          <table:table-cell table:style-name="Table31.A1" office:value-type="string">
            <text:p text:style-name="Table_20_Contents">9</text:p>
          </table:table-cell>
        </table:table-row>
      </table:table>
      <text:list text:style-name="L103">
        <text:list-item>
          <text:p text:style-name="P104">Income (Rich-Poor)</text:p>
        </text:list-item>
        <text:list-item>
          <text:p text:style-name="P104">Generation (Old - young)</text:p>
        </text:list-item>
        <text:list-item>
          <text:p text:style-name="P104">Social class (Workers - Oligarks)</text:p>
        </text:list-item>
        <text:list-item>
          <text:p text:style-name="P104">Ethnicity (Russians - non-Russians)</text:p>
        </text:list-item>
        <text:list-item>
          <text:p text:style-name="P104">Religion (Christians - others)</text:p>
        </text:list-item>
        <text:list-item>
          <text:p text:style-name="P104">Place of residence (Cities - countryside)</text:p>
        </text:list-item>
        <text:list-item>
          <text:p text:style-name="P104">Ideology (Left - Right)</text:p>
        </text:list-item>
        <text:list-item>
          <text:p text:style-name="P104">Region (Moscow - others)</text:p>
        </text:list-item>
      </text:list>
      <text:h text:style-name="Heading_20_2" text:outline-level="2">How proud you are of?</text:h>
      <text:p text:style-name="First_20_paragraph"><text:span text:style-name="T133">Scale:</text:span></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table-cell table:style-name="Table32.A1" office:value-type="string">
              <text:p text:style-name="Table_20_Heading">very proud</text:p>
            </table:table-cell>
            <table:table-cell table:style-name="Table32.A1" office:value-type="string">
              <text:p text:style-name="Table_20_Heading">proud</text:p>
            </table:table-cell>
            <table:table-cell table:style-name="Table32.A1" office:value-type="string">
              <text:p text:style-name="Table_20_Heading">moderately proud</text:p>
            </table:table-cell>
            <table:table-cell table:style-name="Table32.A1" office:value-type="string">
              <text:p text:style-name="Table_20_Heading">somewhat proud</text:p>
            </table:table-cell>
            <table:table-cell table:style-name="Table32.A1" office:value-type="string">
              <text:p text:style-name="Table_20_Heading">Not proud</text:p>
            </table:table-cell>
            <table:table-cell table:style-name="Table32.A1" office:value-type="string">
              <text:p text:style-name="Table_20_Heading">Hard to say</text:p>
            </table:table-cell>
          </table:table-row>
        </table:table-header-rows>
        <table:table-row>
          <table:table-cell table:style-name="Table32.A1" office:value-type="string">
            <text:p text:style-name="Table_20_Contents">4</text:p>
          </table:table-cell>
          <table:table-cell table:style-name="Table32.A1" office:value-type="string">
            <text:p text:style-name="Table_20_Contents">3</text:p>
          </table:table-cell>
          <table:table-cell table:style-name="Table32.A1" office:value-type="string">
            <text:p text:style-name="Table_20_Contents">2</text:p>
          </table:table-cell>
          <table:table-cell table:style-name="Table32.A1" office:value-type="string">
            <text:p text:style-name="Table_20_Contents">1</text:p>
          </table:table-cell>
          <table:table-cell table:style-name="Table32.A1" office:value-type="string">
            <text:p text:style-name="Table_20_Contents">0</text:p>
          </table:table-cell>
          <table:table-cell table:style-name="Table32.A1" office:value-type="string">
            <text:p text:style-name="Table_20_Contents">9</text:p>
          </table:table-cell>
        </table:table-row>
      </table:table>
      <text:list text:style-name="L104">
        <text:list-item>
          <text:p text:style-name="P105">Current state of democracy in Russia</text:p>
        </text:list-item>
        <text:list-item>
          <text:p text:style-name="P105">Russia’ political influence in the world affairs</text:p>
        </text:list-item>
        <text:list-item>
          <text:p text:style-name="P105">Russia’s economic achievements</text:p>
        </text:list-item>
        <text:list-item>
          <text:p text:style-name="P105">Population’s social security</text:p>
        </text:list-item>
        <text:list-item>
          <text:p text:style-name="P105">Fairness and equal rights for all social groups in Russia</text:p>
        </text:list-item>
        <text:list-item>
          <text:p text:style-name="P105">Russia’s scientific and technical achievements</text:p>
        </text:list-item>
        <text:list-item>
          <text:p text:style-name="P105">Russia’s sports achievements</text:p>
        </text:list-item>
        <text:list-item>
          <text:p text:style-name="P105">Russia’s achievements in literature and art</text:p>
        </text:list-item>
        <text:list-item>
          <text:p text:style-name="P105">Russian war victories</text:p>
        </text:list-item>
        <text:list-item>
          <text:p text:style-name="P105">Russian history</text:p>
        </text:list-item>
        <text:list-item>
          <text:p text:style-name="P105">Russian territory</text:p>
        </text:list-item>
        <text:list-item>
          <text:p text:style-name="P105">Russian nature</text:p>
        </text:list-item>
      </text:list>
      <text:h text:style-name="Heading_20_2" text:outline-level="2">Which type of state you would like to see Russia?</text:h>
      <text:list text:style-name="L105">
        <text:list-item>
          <text:p text:style-name="P106">Socialist state like the USSR</text:p>
        </text:list-item>
        <text:list-item>
          <text:p text:style-name="P106">Country with developed welfare state like Finland or Sweden</text:p>
        </text:list-item>
        <text:list-item>
          <text:p text:style-name="P106">Country with liberal economy and developed democracy as Great Britain</text:p>
        </text:list-item>
        <text:list-item>
          <text:p text:style-name="P106">Country like China with rapic economic growth and strict control of society</text:p>
        </text:list-item>
        <text:list-item>
          <text:p text:style-name="P106">Difficult to answer</text:p>
        </text:list-item>
      </text:list>
      <text:h text:style-name="Heading_20_1" text:outline-level="1">Personal data</text:h>
      <text:h text:style-name="Heading_20_2" text:outline-level="2">What year were you born in?</text:h>
      <text:list text:style-name="L106">
        <text:list-item>
          <text:p text:style-name="P107">____ year</text:p>
        </text:list-item>
      </text:list>
      <text:h text:style-name="Heading_20_2" text:outline-level="2">How long have you been living here in this city, town, village?</text:h>
      <text:list text:style-name="L107">
        <text:list-item>
          <text:p text:style-name="P108">All my life</text:p>
        </text:list-item>
        <text:list-item>
          <text:p text:style-name="P108">More than 15 years</text:p>
        </text:list-item>
        <text:list-item>
          <text:p text:style-name="P108">About 10-15 years</text:p>
        </text:list-item>
        <text:list-item>
          <text:p text:style-name="P108">Less than 10 years</text:p>
        </text:list-item>
      </text:list>
      <text:h text:style-name="Heading_20_2" text:outline-level="2">Of what languages do you have a command? You can read with a dictionary, read easily, speak or write? Is this necessary question?</text:h>
      <text:p text:style-name="First_20_paragraph"><text:span text:style-name="T134">Scale:</text:span></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33.A1" office:value-type="string">
              <text:p text:style-name="Table_20_Heading">Read with a dictionary</text:p>
            </table:table-cell>
            <table:table-cell table:style-name="Table33.A1" office:value-type="string">
              <text:p text:style-name="Table_20_Heading">Read easily</text:p>
            </table:table-cell>
            <table:table-cell table:style-name="Table33.A1" office:value-type="string">
              <text:p text:style-name="Table_20_Heading">Speak</text:p>
            </table:table-cell>
            <table:table-cell table:style-name="Table33.A1" office:value-type="string">
              <text:p text:style-name="Table_20_Heading">Write</text:p>
            </table:table-cell>
          </table:table-row>
        </table:table-header-rows>
        <table:table-row>
          <table:table-cell table:style-name="Table33.A1" office:value-type="string">
            <text:p text:style-name="Table_20_Contents">1</text:p>
          </table:table-cell>
          <table:table-cell table:style-name="Table33.A1" office:value-type="string">
            <text:p text:style-name="Table_20_Contents">2</text:p>
          </table:table-cell>
          <table:table-cell table:style-name="Table33.A1" office:value-type="string">
            <text:p text:style-name="Table_20_Contents">3</text:p>
          </table:table-cell>
          <table:table-cell table:style-name="Table33.A1" office:value-type="string">
            <text:p text:style-name="Table_20_Contents">4</text:p>
          </table:table-cell>
        </table:table-row>
      </table:table>
      <text:list text:style-name="L108">
        <text:list-item>
          <text:p text:style-name="Horizontal_20_Line"/>
        </text:list-item>
        <text:list-item>
          <text:p text:style-name="Horizontal_20_Line"/>
        </text:list-item>
        <text:list-item>
          <text:p text:style-name="Horizontal_20_Line"/>
        </text:list-item>
      </text:list>
      <text:h text:style-name="Heading_20_2" text:outline-level="2">Respondent’s sex</text:h>
      <text:list text:style-name="L109">
        <text:list-item>
          <text:p text:style-name="P110">Male<text:line-break/></text:p>
        </text:list-item>
        <text:list-item>
          <text:p text:style-name="P110">Female</text:p>
        </text:list-item>
      </text:list>
      <text:h text:style-name="Heading_20_2" text:outline-level="2">Type of settlement where interview was held</text:h>
      <text:list text:style-name="L110">
        <text:list-item>
          <text:p text:style-name="P111">Moscow<text:line-break/></text:p>
        </text:list-item>
        <text:list-item>
          <text:p text:style-name="P111">S.Petersburg<text:line-break/></text:p>
        </text:list-item>
        <text:list-item>
          <text:p text:style-name="P111">City with the population of one million or more</text:p>
        </text:list-item>
        <text:list-item>
          <text:p text:style-name="P111">City with the population from 500 o 999 thousand<text:line-break/></text:p>
        </text:list-item>
        <text:list-item>
          <text:p text:style-name="P111">City with the population from 100 to 499 thousand<text:line-break/></text:p>
        </text:list-item>
        <text:list-item>
          <text:p text:style-name="P111">Town with the population from 50 to 99 thousand<text:line-break/></text:p>
        </text:list-item>
        <text:list-item>
          <text:p text:style-name="P111">Town with the population from 10 to 49 thousand<text:line-break/></text:p>
        </text:list-item>
        <text:list-item>
          <text:p text:style-name="P111">Small urban type settlement<text:line-break/></text:p>
        </text:list-item>
        <text:list-item>
          <text:p text:style-name="P111">Big village, no fewer than 100 families<text:line-break/></text:p>
        </text:list-item>
        <text:list-item>
          <text:p text:style-name="P111">Small village, less than 100 families</text:p>
        </text:list-item>
      </text:list>
      <text:h text:style-name="Heading_20_2" text:outline-level="2">Name of the settlement? (optional)</text:h>
      <text:p text:style-name="Horizontal_20_Line"/>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